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3.92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14.5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ather" table:style-name="ta1">
        <table:shapes>
          <draw:frame draw:z-index="0" draw:style-name="gr1" draw:text-style-name="P1" svg:width="334.42mm" svg:height="170.79mm" svg:x="1.09mm" svg:y="50.73mm">
            <draw:object draw:notify-on-update-of-ranges="father.A7:father.A7 father.B7:father.CV7 father.A8:father.A8 father.B8:father.CV8 father.A9:father.A9 father.B9:father.CV9 father.A10:father.A10 father.B10:father.CV10 father.A11:father.A11 father.B11:father.CV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4" table:default-cell-style-name="Default"/>
        <table:table-column table:style-name="co3" table:number-columns-repeated="9" table:default-cell-style-name="Default"/>
        <table:table-column table:style-name="co2" table:number-columns-repeated="16" table:default-cell-style-name="Default"/>
        <table:table-column table:style-name="co4" table:number-columns-repeated="40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ssembl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table:number-columns-repeated="5" office:value-type="float" office:value="157098391" calcext:value-type="float">
            <text:p>157098391</text:p>
          </table:table-cell>
          <table:table-cell table:number-columns-repeated="5" office:value-type="float" office:value="137082754" calcext:value-type="float">
            <text:p>137082754</text:p>
          </table:table-cell>
          <table:table-cell table:number-columns-repeated="5" office:value-type="float" office:value="134321995" calcext:value-type="float">
            <text:p>134321995</text:p>
          </table:table-cell>
          <table:table-cell table:number-columns-repeated="5" office:value-type="float" office:value="122214031" calcext:value-type="float">
            <text:p>122214031</text:p>
          </table:table-cell>
          <table:table-cell table:number-columns-repeated="4" office:value-type="float" office:value="122008694" calcext:value-type="float">
            <text:p>122008694</text:p>
          </table:table-cell>
          <table:table-cell table:number-columns-repeated="5" office:value-type="float" office:value="119712451" calcext:value-type="float">
            <text:p>119712451</text:p>
          </table:table-cell>
          <table:table-cell table:number-columns-repeated="4" office:value-type="float" office:value="118965219" calcext:value-type="float">
            <text:p>118965219</text:p>
          </table:table-cell>
          <table:table-cell table:number-columns-repeated="4" office:value-type="float" office:value="109852137" calcext:value-type="float">
            <text:p>109852137</text:p>
          </table:table-cell>
          <table:table-cell table:number-columns-repeated="4" office:value-type="float" office:value="108910868" calcext:value-type="float">
            <text:p>108910868</text:p>
          </table:table-cell>
          <table:table-cell table:number-columns-repeated="4" office:value-type="float" office:value="107686868" calcext:value-type="float">
            <text:p>107686868</text:p>
          </table:table-cell>
          <table:table-cell table:number-columns-repeated="4" office:value-type="float" office:value="104841493" calcext:value-type="float">
            <text:p>104841493</text:p>
          </table:table-cell>
          <table:table-cell table:number-columns-repeated="3" office:value-type="float" office:value="87851408" calcext:value-type="float">
            <text:p>87851408</text:p>
          </table:table-cell>
          <table:table-cell table:number-columns-repeated="4" office:value-type="float" office:value="84228233" calcext:value-type="float">
            <text:p>84228233</text:p>
          </table:table-cell>
          <table:table-cell table:number-columns-repeated="3" office:value-type="float" office:value="83628013" calcext:value-type="float">
            <text:p>83628013</text:p>
          </table:table-cell>
          <table:table-cell table:number-columns-repeated="3" office:value-type="float" office:value="82414580" calcext:value-type="float">
            <text:p>82414580</text:p>
          </table:table-cell>
          <table:table-cell table:number-columns-repeated="3" office:value-type="float" office:value="82166027" calcext:value-type="float">
            <text:p>82166027</text:p>
          </table:table-cell>
          <table:table-cell table:number-columns-repeated="3" office:value-type="float" office:value="79483688" calcext:value-type="float">
            <text:p>79483688</text:p>
          </table:table-cell>
          <table:table-cell table:number-columns-repeated="2" office:value-type="float" office:value="74123605" calcext:value-type="float">
            <text:p>74123605</text:p>
          </table:table-cell>
          <table:table-cell table:number-columns-repeated="3" office:value-type="float" office:value="71895891" calcext:value-type="float">
            <text:p>71895891</text:p>
          </table:table-cell>
          <table:table-cell table:number-columns-repeated="3" office:value-type="float" office:value="67445000" calcext:value-type="float">
            <text:p>67445000</text:p>
          </table:table-cell>
          <table:table-cell table:number-columns-repeated="2" office:value-type="float" office:value="64216935" calcext:value-type="float">
            <text:p>64216935</text:p>
          </table:table-cell>
          <table:table-cell table:number-columns-repeated="2" office:value-type="float" office:value="63938287" calcext:value-type="float">
            <text:p>63938287</text:p>
          </table:table-cell>
          <table:table-cell table:number-columns-repeated="3" office:value-type="float" office:value="62361966" calcext:value-type="float">
            <text:p>62361966</text:p>
          </table:table-cell>
          <table:table-cell table:number-columns-repeated="2" office:value-type="float" office:value="60830266" calcext:value-type="float">
            <text:p>60830266</text:p>
          </table:table-cell>
          <table:table-cell table:number-columns-repeated="2" office:value-type="float" office:value="51657834" calcext:value-type="float">
            <text:p>51657834</text:p>
          </table:table-cell>
          <table:table-cell table:number-columns-repeated="2" office:value-type="float" office:value="51378912" calcext:value-type="float">
            <text:p>51378912</text:p>
          </table:table-cell>
          <table:table-cell office:value-type="float" office:value="46112862" calcext:value-type="float">
            <text:p>46112862</text:p>
          </table:table-cell>
          <table:table-cell table:number-columns-repeated="2" office:value-type="float" office:value="46000289" calcext:value-type="float">
            <text:p>46000289</text:p>
          </table:table-cell>
          <table:table-cell table:number-columns-repeated="2" office:value-type="float" office:value="45591743" calcext:value-type="float">
            <text:p>45591743</text:p>
          </table:table-cell>
          <table:table-cell office:value-type="float" office:value="42319995" calcext:value-type="float">
            <text:p>42319995</text:p>
          </table:table-cell>
          <table:table-cell office:value-type="float" office:value="21463927" calcext:value-type="float">
            <text:p>21463927</text:p>
          </table:table-cell>
          <table:table-cell office:value-type="float" office:value="21454258" calcext:value-type="float">
            <text:p>21454258</text:p>
          </table:table-cell>
          <table:table-cell office:value-type="float" office:value="1905281" calcext:value-type="float">
            <text:p>1905281</text:p>
          </table:table-cell>
          <table:table-cell office:value-type="float" office:value="193021" calcext:value-type="float">
            <text:p>193021</text:p>
          </table:table-cell>
        </table:table-row>
        <table:table-row table:style-name="ro1">
          <table:table-cell office:value-type="string" calcext:value-type="string">
            <text:p>mother</text:p>
          </table:table-cell>
          <table:table-cell table:number-columns-repeated="5" office:value-type="float" office:value="157620661" calcext:value-type="float">
            <text:p>157620661</text:p>
          </table:table-cell>
          <table:table-cell table:number-columns-repeated="6" office:value-type="float" office:value="144429702" calcext:value-type="float">
            <text:p>144429702</text:p>
          </table:table-cell>
          <table:table-cell table:number-columns-repeated="5" office:value-type="float" office:value="137045828" calcext:value-type="float">
            <text:p>137045828</text:p>
          </table:table-cell>
          <table:table-cell table:number-columns-repeated="4" office:value-type="float" office:value="121091710" calcext:value-type="float">
            <text:p>121091710</text:p>
          </table:table-cell>
          <table:table-cell table:number-columns-repeated="5" office:value-type="float" office:value="120320090" calcext:value-type="float">
            <text:p>120320090</text:p>
          </table:table-cell>
          <table:table-cell table:number-columns-repeated="4" office:value-type="float" office:value="118188410" calcext:value-type="float">
            <text:p>118188410</text:p>
          </table:table-cell>
          <table:table-cell table:number-columns-repeated="4" office:value-type="float" office:value="115857549" calcext:value-type="float">
            <text:p>115857549</text:p>
          </table:table-cell>
          <table:table-cell table:number-columns-repeated="5" office:value-type="float" office:value="113057729" calcext:value-type="float">
            <text:p>113057729</text:p>
          </table:table-cell>
          <table:table-cell table:number-columns-repeated="4" office:value-type="float" office:value="110353496" calcext:value-type="float">
            <text:p>110353496</text:p>
          </table:table-cell>
          <table:table-cell table:number-columns-repeated="4" office:value-type="float" office:value="107051806" calcext:value-type="float">
            <text:p>107051806</text:p>
          </table:table-cell>
          <table:table-cell table:number-columns-repeated="4" office:value-type="float" office:value="105283143" calcext:value-type="float">
            <text:p>105283143</text:p>
          </table:table-cell>
          <table:table-cell table:number-columns-repeated="3" office:value-type="float" office:value="101781768" calcext:value-type="float">
            <text:p>101781768</text:p>
          </table:table-cell>
          <table:table-cell table:number-columns-repeated="4" office:value-type="float" office:value="91260810" calcext:value-type="float">
            <text:p>91260810</text:p>
          </table:table-cell>
          <table:table-cell table:number-columns-repeated="3" office:value-type="float" office:value="83350290" calcext:value-type="float">
            <text:p>83350290</text:p>
          </table:table-cell>
          <table:table-cell table:number-columns-repeated="3" office:value-type="float" office:value="82933731" calcext:value-type="float">
            <text:p>82933731</text:p>
          </table:table-cell>
          <table:table-cell table:number-columns-repeated="3" office:value-type="float" office:value="81907031" calcext:value-type="float">
            <text:p>81907031</text:p>
          </table:table-cell>
          <table:table-cell table:number-columns-repeated="3" office:value-type="float" office:value="80711354" calcext:value-type="float">
            <text:p>80711354</text:p>
          </table:table-cell>
          <table:table-cell table:number-columns-repeated="3" office:value-type="float" office:value="73155117" calcext:value-type="float">
            <text:p>73155117</text:p>
          </table:table-cell>
          <table:table-cell table:number-columns-repeated="2" office:value-type="float" office:value="70112264" calcext:value-type="float">
            <text:p>70112264</text:p>
          </table:table-cell>
          <table:table-cell table:number-columns-repeated="3" office:value-type="float" office:value="65086089" calcext:value-type="float">
            <text:p>65086089</text:p>
          </table:table-cell>
          <table:table-cell table:number-columns-repeated="2" office:value-type="float" office:value="63572311" calcext:value-type="float">
            <text:p>63572311</text:p>
          </table:table-cell>
          <table:table-cell table:number-columns-repeated="2" office:value-type="float" office:value="62733288" calcext:value-type="float">
            <text:p>62733288</text:p>
          </table:table-cell>
          <table:table-cell table:number-columns-repeated="3" office:value-type="float" office:value="61460249" calcext:value-type="float">
            <text:p>61460249</text:p>
          </table:table-cell>
          <table:table-cell table:number-columns-repeated="2" office:value-type="float" office:value="60913882" calcext:value-type="float">
            <text:p>60913882</text:p>
          </table:table-cell>
          <table:table-cell table:number-columns-repeated="2" office:value-type="float" office:value="52302722" calcext:value-type="float">
            <text:p>52302722</text:p>
          </table:table-cell>
          <table:table-cell table:number-columns-repeated="2" office:value-type="float" office:value="51571480" calcext:value-type="float">
            <text:p>51571480</text:p>
          </table:table-cell>
          <table:table-cell table:number-columns-repeated="2" office:value-type="float" office:value="50951037" calcext:value-type="float">
            <text:p>50951037</text:p>
          </table:table-cell>
          <table:table-cell office:value-type="float" office:value="46082713" calcext:value-type="float">
            <text:p>46082713</text:p>
          </table:table-cell>
          <table:table-cell table:number-columns-repeated="2" office:value-type="float" office:value="41929480" calcext:value-type="float">
            <text:p>41929480</text:p>
          </table:table-cell>
          <table:table-cell office:value-type="float" office:value="41160539" calcext:value-type="float">
            <text:p>41160539</text:p>
          </table:table-cell>
          <table:table-cell office:value-type="float" office:value="32554883" calcext:value-type="float">
            <text:p>32554883</text:p>
          </table:table-cell>
          <table:table-cell office:value-type="float" office:value="20896330" calcext:value-type="float">
            <text:p>20896330</text:p>
          </table:table-cell>
          <table:table-cell office:value-type="float" office:value="8821875" calcext:value-type="float">
            <text:p>8821875</text:p>
          </table:table-cell>
        </table:table-row>
        <table:table-row table:style-name="ro1">
          <table:table-cell office:value-type="string" calcext:value-type="string">
            <text:p>Offspring ONT assembly</text:p>
          </table:table-cell>
          <table:table-cell table:number-columns-repeated="5" office:value-type="float" office:value="156401018" calcext:value-type="float">
            <text:p>156401018</text:p>
          </table:table-cell>
          <table:table-cell table:number-columns-repeated="5" office:value-type="float" office:value="137219967" calcext:value-type="float">
            <text:p>137219967</text:p>
          </table:table-cell>
          <table:table-cell table:number-columns-repeated="5" office:value-type="float" office:value="135017872" calcext:value-type="float">
            <text:p>135017872</text:p>
          </table:table-cell>
          <table:table-cell table:number-columns-repeated="5" office:value-type="float" office:value="119316933" calcext:value-type="float">
            <text:p>119316933</text:p>
          </table:table-cell>
          <table:table-cell table:number-columns-repeated="4" office:value-type="float" office:value="118958293" calcext:value-type="float">
            <text:p>118958293</text:p>
          </table:table-cell>
          <table:table-cell table:number-columns-repeated="5" office:value-type="float" office:value="117912971" calcext:value-type="float">
            <text:p>117912971</text:p>
          </table:table-cell>
          <table:table-cell table:number-columns-repeated="4" office:value-type="float" office:value="117670253" calcext:value-type="float">
            <text:p>117670253</text:p>
          </table:table-cell>
          <table:table-cell table:number-columns-repeated="4" office:value-type="float" office:value="111541023" calcext:value-type="float">
            <text:p>111541023</text:p>
          </table:table-cell>
          <table:table-cell table:number-columns-repeated="4" office:value-type="float" office:value="110008012" calcext:value-type="float">
            <text:p>110008012</text:p>
          </table:table-cell>
          <table:table-cell table:number-columns-repeated="4" office:value-type="float" office:value="105900700" calcext:value-type="float">
            <text:p>105900700</text:p>
          </table:table-cell>
          <table:table-cell table:number-columns-repeated="4" office:value-type="float" office:value="101248310" calcext:value-type="float">
            <text:p>101248310</text:p>
          </table:table-cell>
          <table:table-cell table:number-columns-repeated="4" office:value-type="float" office:value="100959810" calcext:value-type="float">
            <text:p>100959810</text:p>
          </table:table-cell>
          <table:table-cell table:number-columns-repeated="3" office:value-type="float" office:value="86153424" calcext:value-type="float">
            <text:p>86153424</text:p>
          </table:table-cell>
          <table:table-cell table:number-columns-repeated="3" office:value-type="float" office:value="81926322" calcext:value-type="float">
            <text:p>81926322</text:p>
          </table:table-cell>
          <table:table-cell table:number-columns-repeated="3" office:value-type="float" office:value="81341607" calcext:value-type="float">
            <text:p>81341607</text:p>
          </table:table-cell>
          <table:table-cell table:number-columns-repeated="3" office:value-type="float" office:value="80170171" calcext:value-type="float">
            <text:p>80170171</text:p>
          </table:table-cell>
          <table:table-cell table:number-columns-repeated="3" office:value-type="float" office:value="79994754" calcext:value-type="float">
            <text:p>79994754</text:p>
          </table:table-cell>
          <table:table-cell table:number-columns-repeated="2" office:value-type="float" office:value="72237041" calcext:value-type="float">
            <text:p>72237041</text:p>
          </table:table-cell>
          <table:table-cell table:number-columns-repeated="3" office:value-type="float" office:value="70772257" calcext:value-type="float">
            <text:p>70772257</text:p>
          </table:table-cell>
          <table:table-cell table:number-columns-repeated="2" office:value-type="float" office:value="67132975" calcext:value-type="float">
            <text:p>67132975</text:p>
          </table:table-cell>
          <table:table-cell table:number-columns-repeated="3" office:value-type="float" office:value="62951961" calcext:value-type="float">
            <text:p>62951961</text:p>
          </table:table-cell>
          <table:table-cell table:number-columns-repeated="2" office:value-type="float" office:value="62724272" calcext:value-type="float">
            <text:p>62724272</text:p>
          </table:table-cell>
          <table:table-cell table:number-columns-repeated="2" office:value-type="float" office:value="60236239" calcext:value-type="float">
            <text:p>60236239</text:p>
          </table:table-cell>
          <table:table-cell table:number-columns-repeated="3" office:value-type="float" office:value="59953666" calcext:value-type="float">
            <text:p>59953666</text:p>
          </table:table-cell>
          <table:table-cell office:value-type="float" office:value="50978884" calcext:value-type="float">
            <text:p>50978884</text:p>
          </table:table-cell>
          <table:table-cell table:number-columns-repeated="2" office:value-type="float" office:value="50697882" calcext:value-type="float">
            <text:p>50697882</text:p>
          </table:table-cell>
          <table:table-cell table:number-columns-repeated="2" office:value-type="float" office:value="48413668" calcext:value-type="float">
            <text:p>48413668</text:p>
          </table:table-cell>
          <table:table-cell table:number-columns-repeated="2" office:value-type="float" office:value="44700481" calcext:value-type="float">
            <text:p>44700481</text:p>
          </table:table-cell>
          <table:table-cell office:value-type="float" office:value="43676780" calcext:value-type="float">
            <text:p>43676780</text:p>
          </table:table-cell>
          <table:table-cell table:number-columns-repeated="2" office:value-type="float" office:value="42112021" calcext:value-type="float">
            <text:p>42112021</text:p>
          </table:table-cell>
          <table:table-cell office:value-type="float" office:value="228020" calcext:value-type="float">
            <text:p>228020</text:p>
          </table:table-cell>
          <table:table-cell office:value-type="float" office:value="79062" calcext:value-type="float">
            <text:p>79062</text:p>
          </table:table-cell>
          <table:table-cell office:value-type="float" office:value="40084" calcext:value-type="float">
            <text:p>40084</text:p>
          </table:table-cell>
          <table:table-cell office:value-type="float" office:value="22675" calcext:value-type="float">
            <text:p>22675</text:p>
          </table:table-cell>
        </table:table-row>
        <table:table-row table:style-name="ro1">
          <table:table-cell office:value-type="string" calcext:value-type="string">
            <text:p>Offspring2 HiFi assembly</text:p>
          </table:table-cell>
          <table:table-cell table:number-columns-repeated="6" office:value-type="float" office:value="175340775" calcext:value-type="float">
            <text:p>175340775</text:p>
          </table:table-cell>
          <table:table-cell table:number-columns-repeated="6" office:value-type="float" office:value="158432916" calcext:value-type="float">
            <text:p>158432916</text:p>
          </table:table-cell>
          <table:table-cell table:number-columns-repeated="5" office:value-type="float" office:value="138626663" calcext:value-type="float">
            <text:p>138626663</text:p>
          </table:table-cell>
          <table:table-cell table:number-columns-repeated="5" office:value-type="float" office:value="126368479" calcext:value-type="float">
            <text:p>126368479</text:p>
          </table:table-cell>
          <table:table-cell table:number-columns-repeated="4" office:value-type="float" office:value="124824225" calcext:value-type="float">
            <text:p>124824225</text:p>
          </table:table-cell>
          <table:table-cell table:number-columns-repeated="5" office:value-type="float" office:value="122947849" calcext:value-type="float">
            <text:p>122947849</text:p>
          </table:table-cell>
          <table:table-cell table:number-columns-repeated="4" office:value-type="float" office:value="118810076" calcext:value-type="float">
            <text:p>118810076</text:p>
          </table:table-cell>
          <table:table-cell table:number-columns-repeated="5" office:value-type="float" office:value="115562793" calcext:value-type="float">
            <text:p>115562793</text:p>
          </table:table-cell>
          <table:table-cell table:number-columns-repeated="4" office:value-type="float" office:value="114946149" calcext:value-type="float">
            <text:p>114946149</text:p>
          </table:table-cell>
          <table:table-cell table:number-columns-repeated="4" office:value-type="float" office:value="111379434" calcext:value-type="float">
            <text:p>111379434</text:p>
          </table:table-cell>
          <table:table-cell table:number-columns-repeated="4" office:value-type="float" office:value="111084237" calcext:value-type="float">
            <text:p>111084237</text:p>
          </table:table-cell>
          <table:table-cell table:number-columns-repeated="4" office:value-type="float" office:value="104374036" calcext:value-type="float">
            <text:p>104374036</text:p>
          </table:table-cell>
          <table:table-cell table:number-columns-repeated="3" office:value-type="float" office:value="92013210" calcext:value-type="float">
            <text:p>92013210</text:p>
          </table:table-cell>
          <table:table-cell table:number-columns-repeated="4" office:value-type="float" office:value="87697707" calcext:value-type="float">
            <text:p>87697707</text:p>
          </table:table-cell>
          <table:table-cell table:number-columns-repeated="3" office:value-type="float" office:value="86778592" calcext:value-type="float">
            <text:p>86778592</text:p>
          </table:table-cell>
          <table:table-cell table:number-columns-repeated="3" office:value-type="float" office:value="86634506" calcext:value-type="float">
            <text:p>86634506</text:p>
          </table:table-cell>
          <table:table-cell table:number-columns-repeated="3" office:value-type="float" office:value="85782263" calcext:value-type="float">
            <text:p>85782263</text:p>
          </table:table-cell>
          <table:table-cell table:number-columns-repeated="3" office:value-type="float" office:value="77400682" calcext:value-type="float">
            <text:p>77400682</text:p>
          </table:table-cell>
          <table:table-cell table:number-columns-repeated="3" office:value-type="float" office:value="75790301" calcext:value-type="float">
            <text:p>75790301</text:p>
          </table:table-cell>
          <table:table-cell table:number-columns-repeated="2" office:value-type="float" office:value="71719019" calcext:value-type="float">
            <text:p>71719019</text:p>
          </table:table-cell>
          <table:table-cell table:number-columns-repeated="3" office:value-type="float" office:value="69215074" calcext:value-type="float">
            <text:p>69215074</text:p>
          </table:table-cell>
          <table:table-cell table:number-columns-repeated="2" office:value-type="float" office:value="64228157" calcext:value-type="float">
            <text:p>64228157</text:p>
          </table:table-cell>
          <table:table-cell table:number-columns-repeated="3" office:value-type="float" office:value="63962436" calcext:value-type="float">
            <text:p>63962436</text:p>
          </table:table-cell>
          <table:table-cell table:number-columns-repeated="2" office:value-type="float" office:value="61876999" calcext:value-type="float">
            <text:p>61876999</text:p>
          </table:table-cell>
          <table:table-cell table:number-columns-repeated="2" office:value-type="float" office:value="53841443" calcext:value-type="float">
            <text:p>53841443</text:p>
          </table:table-cell>
          <table:table-cell table:number-columns-repeated="2" office:value-type="float" office:value="53235364" calcext:value-type="float">
            <text:p>53235364</text:p>
          </table:table-cell>
          <table:table-cell table:number-columns-repeated="2" office:value-type="float" office:value="52759364" calcext:value-type="float">
            <text:p>52759364</text:p>
          </table:table-cell>
          <table:table-cell table:number-columns-repeated="2" office:value-type="float" office:value="47285692" calcext:value-type="float">
            <text:p>47285692</text:p>
          </table:table-cell>
          <table:table-cell office:value-type="float" office:value="46911972" calcext:value-type="float">
            <text:p>46911972</text:p>
          </table:table-cell>
        </table:table-row>
        <table:table-row table:style-name="ro1">
          <table:table-cell table:number-columns-repeated="1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ther ONT assembly</text:p>
          </table:table-cell>
          <table:table-cell table:formula="of:=[.B2]/1000000" office:value-type="float" office:value="157.098391" calcext:value-type="float">
            <text:p>157,098391</text:p>
          </table:table-cell>
          <table:table-cell table:formula="of:=[.C2]/1000000" office:value-type="float" office:value="157.098391" calcext:value-type="float">
            <text:p>157,098391</text:p>
          </table:table-cell>
          <table:table-cell table:formula="of:=[.D2]/1000000" office:value-type="float" office:value="157.098391" calcext:value-type="float">
            <text:p>157,098391</text:p>
          </table:table-cell>
          <table:table-cell table:formula="of:=[.E2]/1000000" office:value-type="float" office:value="157.098391" calcext:value-type="float">
            <text:p>157,098391</text:p>
          </table:table-cell>
          <table:table-cell table:formula="of:=[.F2]/1000000" office:value-type="float" office:value="157.098391" calcext:value-type="float">
            <text:p>157,098391</text:p>
          </table:table-cell>
          <table:table-cell table:formula="of:=[.G2]/1000000" office:value-type="float" office:value="137.082754" calcext:value-type="float">
            <text:p>137,082754</text:p>
          </table:table-cell>
          <table:table-cell table:formula="of:=[.H2]/1000000" office:value-type="float" office:value="137.082754" calcext:value-type="float">
            <text:p>137,082754</text:p>
          </table:table-cell>
          <table:table-cell table:formula="of:=[.I2]/1000000" office:value-type="float" office:value="137.082754" calcext:value-type="float">
            <text:p>137,082754</text:p>
          </table:table-cell>
          <table:table-cell table:formula="of:=[.J2]/1000000" office:value-type="float" office:value="137.082754" calcext:value-type="float">
            <text:p>137,082754</text:p>
          </table:table-cell>
          <table:table-cell table:formula="of:=[.K2]/1000000" office:value-type="float" office:value="137.082754" calcext:value-type="float">
            <text:p>137,082754</text:p>
          </table:table-cell>
          <table:table-cell table:formula="of:=[.L2]/1000000" office:value-type="float" office:value="134.321995" calcext:value-type="float">
            <text:p>134,321995</text:p>
          </table:table-cell>
          <table:table-cell table:formula="of:=[.M2]/1000000" office:value-type="float" office:value="134.321995" calcext:value-type="float">
            <text:p>134,321995</text:p>
          </table:table-cell>
          <table:table-cell table:formula="of:=[.N2]/1000000" office:value-type="float" office:value="134.321995" calcext:value-type="float">
            <text:p>134,321995</text:p>
          </table:table-cell>
          <table:table-cell table:formula="of:=[.O2]/1000000" office:value-type="float" office:value="134.321995" calcext:value-type="float">
            <text:p>134,321995</text:p>
          </table:table-cell>
          <table:table-cell table:formula="of:=[.P2]/1000000" office:value-type="float" office:value="134.321995" calcext:value-type="float">
            <text:p>134,321995</text:p>
          </table:table-cell>
          <table:table-cell table:formula="of:=[.Q2]/1000000" office:value-type="float" office:value="122.214031" calcext:value-type="float">
            <text:p>122,214031</text:p>
          </table:table-cell>
          <table:table-cell table:formula="of:=[.R2]/1000000" office:value-type="float" office:value="122.214031" calcext:value-type="float">
            <text:p>122,214031</text:p>
          </table:table-cell>
          <table:table-cell table:formula="of:=[.S2]/1000000" office:value-type="float" office:value="122.214031" calcext:value-type="float">
            <text:p>122,214031</text:p>
          </table:table-cell>
          <table:table-cell table:formula="of:=[.T2]/1000000" office:value-type="float" office:value="122.214031" calcext:value-type="float">
            <text:p>122,214031</text:p>
          </table:table-cell>
          <table:table-cell table:formula="of:=[.U2]/1000000" office:value-type="float" office:value="122.214031" calcext:value-type="float">
            <text:p>122,214031</text:p>
          </table:table-cell>
          <table:table-cell table:formula="of:=[.V2]/1000000" office:value-type="float" office:value="122.008694" calcext:value-type="float">
            <text:p>122,008694</text:p>
          </table:table-cell>
          <table:table-cell table:formula="of:=[.W2]/1000000" office:value-type="float" office:value="122.008694" calcext:value-type="float">
            <text:p>122,008694</text:p>
          </table:table-cell>
          <table:table-cell table:formula="of:=[.X2]/1000000" office:value-type="float" office:value="122.008694" calcext:value-type="float">
            <text:p>122,008694</text:p>
          </table:table-cell>
          <table:table-cell table:formula="of:=[.Y2]/1000000" office:value-type="float" office:value="122.008694" calcext:value-type="float">
            <text:p>122,008694</text:p>
          </table:table-cell>
          <table:table-cell table:formula="of:=[.Z2]/1000000" office:value-type="float" office:value="119.712451" calcext:value-type="float">
            <text:p>119,712451</text:p>
          </table:table-cell>
          <table:table-cell table:formula="of:=[.AA2]/1000000" office:value-type="float" office:value="119.712451" calcext:value-type="float">
            <text:p>119,712451</text:p>
          </table:table-cell>
          <table:table-cell table:formula="of:=[.AB2]/1000000" office:value-type="float" office:value="119.712451" calcext:value-type="float">
            <text:p>119,712451</text:p>
          </table:table-cell>
          <table:table-cell table:formula="of:=[.AC2]/1000000" office:value-type="float" office:value="119.712451" calcext:value-type="float">
            <text:p>119,712451</text:p>
          </table:table-cell>
          <table:table-cell table:formula="of:=[.AD2]/1000000" office:value-type="float" office:value="119.712451" calcext:value-type="float">
            <text:p>119,712451</text:p>
          </table:table-cell>
          <table:table-cell table:formula="of:=[.AE2]/1000000" office:value-type="float" office:value="118.965219" calcext:value-type="float">
            <text:p>118,965219</text:p>
          </table:table-cell>
          <table:table-cell table:formula="of:=[.AF2]/1000000" office:value-type="float" office:value="118.965219" calcext:value-type="float">
            <text:p>118,965219</text:p>
          </table:table-cell>
          <table:table-cell table:formula="of:=[.AG2]/1000000" office:value-type="float" office:value="118.965219" calcext:value-type="float">
            <text:p>118,965219</text:p>
          </table:table-cell>
          <table:table-cell table:formula="of:=[.AH2]/1000000" office:value-type="float" office:value="118.965219" calcext:value-type="float">
            <text:p>118,965219</text:p>
          </table:table-cell>
          <table:table-cell table:formula="of:=[.AI2]/1000000" office:value-type="float" office:value="109.852137" calcext:value-type="float">
            <text:p>109,852137</text:p>
          </table:table-cell>
          <table:table-cell table:formula="of:=[.AJ2]/1000000" office:value-type="float" office:value="109.852137" calcext:value-type="float">
            <text:p>109,852137</text:p>
          </table:table-cell>
          <table:table-cell table:formula="of:=[.AK2]/1000000" office:value-type="float" office:value="109.852137" calcext:value-type="float">
            <text:p>109,852137</text:p>
          </table:table-cell>
          <table:table-cell table:formula="of:=[.AL2]/1000000" office:value-type="float" office:value="109.852137" calcext:value-type="float">
            <text:p>109,852137</text:p>
          </table:table-cell>
          <table:table-cell table:formula="of:=[.AM2]/1000000" office:value-type="float" office:value="108.910868" calcext:value-type="float">
            <text:p>108,910868</text:p>
          </table:table-cell>
          <table:table-cell table:formula="of:=[.AN2]/1000000" office:value-type="float" office:value="108.910868" calcext:value-type="float">
            <text:p>108,910868</text:p>
          </table:table-cell>
          <table:table-cell table:formula="of:=[.AO2]/1000000" office:value-type="float" office:value="108.910868" calcext:value-type="float">
            <text:p>108,910868</text:p>
          </table:table-cell>
          <table:table-cell table:formula="of:=[.AP2]/1000000" office:value-type="float" office:value="108.910868" calcext:value-type="float">
            <text:p>108,910868</text:p>
          </table:table-cell>
          <table:table-cell table:formula="of:=[.AQ2]/1000000" office:value-type="float" office:value="107.686868" calcext:value-type="float">
            <text:p>107,686868</text:p>
          </table:table-cell>
          <table:table-cell table:formula="of:=[.AR2]/1000000" office:value-type="float" office:value="107.686868" calcext:value-type="float">
            <text:p>107,686868</text:p>
          </table:table-cell>
          <table:table-cell table:formula="of:=[.AS2]/1000000" office:value-type="float" office:value="107.686868" calcext:value-type="float">
            <text:p>107,686868</text:p>
          </table:table-cell>
          <table:table-cell table:formula="of:=[.AT2]/1000000" office:value-type="float" office:value="107.686868" calcext:value-type="float">
            <text:p>107,686868</text:p>
          </table:table-cell>
          <table:table-cell table:formula="of:=[.AU2]/1000000" office:value-type="float" office:value="104.841493" calcext:value-type="float">
            <text:p>104,841493</text:p>
          </table:table-cell>
          <table:table-cell table:formula="of:=[.AV2]/1000000" office:value-type="float" office:value="104.841493" calcext:value-type="float">
            <text:p>104,841493</text:p>
          </table:table-cell>
          <table:table-cell table:formula="of:=[.AW2]/1000000" office:value-type="float" office:value="104.841493" calcext:value-type="float">
            <text:p>104,841493</text:p>
          </table:table-cell>
          <table:table-cell table:formula="of:=[.AX2]/1000000" office:value-type="float" office:value="104.841493" calcext:value-type="float">
            <text:p>104,841493</text:p>
          </table:table-cell>
          <table:table-cell table:formula="of:=[.AY2]/1000000" office:value-type="float" office:value="87.851408" calcext:value-type="float">
            <text:p>87,851408</text:p>
          </table:table-cell>
          <table:table-cell table:formula="of:=[.AZ2]/1000000" office:value-type="float" office:value="87.851408" calcext:value-type="float">
            <text:p>87,851408</text:p>
          </table:table-cell>
          <table:table-cell table:formula="of:=[.BA2]/1000000" office:value-type="float" office:value="87.851408" calcext:value-type="float">
            <text:p>87,851408</text:p>
          </table:table-cell>
          <table:table-cell table:formula="of:=[.BB2]/1000000" office:value-type="float" office:value="84.228233" calcext:value-type="float">
            <text:p>84,228233</text:p>
          </table:table-cell>
          <table:table-cell table:formula="of:=[.BC2]/1000000" office:value-type="float" office:value="84.228233" calcext:value-type="float">
            <text:p>84,228233</text:p>
          </table:table-cell>
          <table:table-cell table:formula="of:=[.BD2]/1000000" office:value-type="float" office:value="84.228233" calcext:value-type="float">
            <text:p>84,228233</text:p>
          </table:table-cell>
          <table:table-cell table:formula="of:=[.BE2]/1000000" office:value-type="float" office:value="84.228233" calcext:value-type="float">
            <text:p>84,228233</text:p>
          </table:table-cell>
          <table:table-cell table:formula="of:=[.BF2]/1000000" office:value-type="float" office:value="83.628013" calcext:value-type="float">
            <text:p>83,628013</text:p>
          </table:table-cell>
          <table:table-cell table:formula="of:=[.BG2]/1000000" office:value-type="float" office:value="83.628013" calcext:value-type="float">
            <text:p>83,628013</text:p>
          </table:table-cell>
          <table:table-cell table:formula="of:=[.BH2]/1000000" office:value-type="float" office:value="83.628013" calcext:value-type="float">
            <text:p>83,628013</text:p>
          </table:table-cell>
          <table:table-cell table:formula="of:=[.BI2]/1000000" office:value-type="float" office:value="82.41458" calcext:value-type="float">
            <text:p>82,41458</text:p>
          </table:table-cell>
          <table:table-cell table:formula="of:=[.BJ2]/1000000" office:value-type="float" office:value="82.41458" calcext:value-type="float">
            <text:p>82,41458</text:p>
          </table:table-cell>
          <table:table-cell table:formula="of:=[.BK2]/1000000" office:value-type="float" office:value="82.41458" calcext:value-type="float">
            <text:p>82,41458</text:p>
          </table:table-cell>
          <table:table-cell table:formula="of:=[.BL2]/1000000" office:value-type="float" office:value="82.166027" calcext:value-type="float">
            <text:p>82,166027</text:p>
          </table:table-cell>
          <table:table-cell table:formula="of:=[.BM2]/1000000" office:value-type="float" office:value="82.166027" calcext:value-type="float">
            <text:p>82,166027</text:p>
          </table:table-cell>
          <table:table-cell table:formula="of:=[.BN2]/1000000" office:value-type="float" office:value="82.166027" calcext:value-type="float">
            <text:p>82,166027</text:p>
          </table:table-cell>
          <table:table-cell table:formula="of:=[.BO2]/1000000" office:value-type="float" office:value="79.483688" calcext:value-type="float">
            <text:p>79,483688</text:p>
          </table:table-cell>
          <table:table-cell table:formula="of:=[.BP2]/1000000" office:value-type="float" office:value="79.483688" calcext:value-type="float">
            <text:p>79,483688</text:p>
          </table:table-cell>
          <table:table-cell table:formula="of:=[.BQ2]/1000000" office:value-type="float" office:value="79.483688" calcext:value-type="float">
            <text:p>79,483688</text:p>
          </table:table-cell>
          <table:table-cell table:formula="of:=[.BR2]/1000000" office:value-type="float" office:value="74.123605" calcext:value-type="float">
            <text:p>74,123605</text:p>
          </table:table-cell>
          <table:table-cell table:formula="of:=[.BS2]/1000000" office:value-type="float" office:value="74.123605" calcext:value-type="float">
            <text:p>74,123605</text:p>
          </table:table-cell>
          <table:table-cell table:formula="of:=[.BT2]/1000000" office:value-type="float" office:value="71.895891" calcext:value-type="float">
            <text:p>71,895891</text:p>
          </table:table-cell>
          <table:table-cell table:formula="of:=[.BU2]/1000000" office:value-type="float" office:value="71.895891" calcext:value-type="float">
            <text:p>71,895891</text:p>
          </table:table-cell>
          <table:table-cell table:formula="of:=[.BV2]/1000000" office:value-type="float" office:value="71.895891" calcext:value-type="float">
            <text:p>71,895891</text:p>
          </table:table-cell>
          <table:table-cell table:formula="of:=[.BW2]/1000000" office:value-type="float" office:value="67.445" calcext:value-type="float">
            <text:p>67,445</text:p>
          </table:table-cell>
          <table:table-cell table:formula="of:=[.BX2]/1000000" office:value-type="float" office:value="67.445" calcext:value-type="float">
            <text:p>67,445</text:p>
          </table:table-cell>
          <table:table-cell table:formula="of:=[.BY2]/1000000" office:value-type="float" office:value="67.445" calcext:value-type="float">
            <text:p>67,445</text:p>
          </table:table-cell>
          <table:table-cell table:formula="of:=[.BZ2]/1000000" office:value-type="float" office:value="64.216935" calcext:value-type="float">
            <text:p>64,216935</text:p>
          </table:table-cell>
          <table:table-cell table:formula="of:=[.CA2]/1000000" office:value-type="float" office:value="64.216935" calcext:value-type="float">
            <text:p>64,216935</text:p>
          </table:table-cell>
          <table:table-cell table:formula="of:=[.CB2]/1000000" office:value-type="float" office:value="63.938287" calcext:value-type="float">
            <text:p>63,938287</text:p>
          </table:table-cell>
          <table:table-cell table:formula="of:=[.CC2]/1000000" office:value-type="float" office:value="63.938287" calcext:value-type="float">
            <text:p>63,938287</text:p>
          </table:table-cell>
          <table:table-cell table:formula="of:=[.CD2]/1000000" office:value-type="float" office:value="62.361966" calcext:value-type="float">
            <text:p>62,361966</text:p>
          </table:table-cell>
          <table:table-cell table:formula="of:=[.CE2]/1000000" office:value-type="float" office:value="62.361966" calcext:value-type="float">
            <text:p>62,361966</text:p>
          </table:table-cell>
          <table:table-cell table:formula="of:=[.CF2]/1000000" office:value-type="float" office:value="62.361966" calcext:value-type="float">
            <text:p>62,361966</text:p>
          </table:table-cell>
          <table:table-cell table:formula="of:=[.CG2]/1000000" office:value-type="float" office:value="60.830266" calcext:value-type="float">
            <text:p>60,830266</text:p>
          </table:table-cell>
          <table:table-cell table:formula="of:=[.CH2]/1000000" office:value-type="float" office:value="60.830266" calcext:value-type="float">
            <text:p>60,830266</text:p>
          </table:table-cell>
          <table:table-cell table:formula="of:=[.CI2]/1000000" office:value-type="float" office:value="51.657834" calcext:value-type="float">
            <text:p>51,657834</text:p>
          </table:table-cell>
          <table:table-cell table:formula="of:=[.CJ2]/1000000" office:value-type="float" office:value="51.657834" calcext:value-type="float">
            <text:p>51,657834</text:p>
          </table:table-cell>
          <table:table-cell table:formula="of:=[.CK2]/1000000" office:value-type="float" office:value="51.378912" calcext:value-type="float">
            <text:p>51,378912</text:p>
          </table:table-cell>
          <table:table-cell table:formula="of:=[.CL2]/1000000" office:value-type="float" office:value="51.378912" calcext:value-type="float">
            <text:p>51,378912</text:p>
          </table:table-cell>
          <table:table-cell table:formula="of:=[.CM2]/1000000" office:value-type="float" office:value="46.112862" calcext:value-type="float">
            <text:p>46,112862</text:p>
          </table:table-cell>
          <table:table-cell table:formula="of:=[.CN2]/1000000" office:value-type="float" office:value="46.000289" calcext:value-type="float">
            <text:p>46,000289</text:p>
          </table:table-cell>
          <table:table-cell table:formula="of:=[.CO2]/1000000" office:value-type="float" office:value="46.000289" calcext:value-type="float">
            <text:p>46,000289</text:p>
          </table:table-cell>
          <table:table-cell table:formula="of:=[.CP2]/1000000" office:value-type="float" office:value="45.591743" calcext:value-type="float">
            <text:p>45,591743</text:p>
          </table:table-cell>
          <table:table-cell table:formula="of:=[.CQ2]/1000000" office:value-type="float" office:value="45.591743" calcext:value-type="float">
            <text:p>45,591743</text:p>
          </table:table-cell>
          <table:table-cell table:formula="of:=[.CR2]/1000000" office:value-type="float" office:value="42.319995" calcext:value-type="float">
            <text:p>42,319995</text:p>
          </table:table-cell>
          <table:table-cell table:formula="of:=[.CS2]/1000000" office:value-type="float" office:value="21.463927" calcext:value-type="float">
            <text:p>21,463927</text:p>
          </table:table-cell>
          <table:table-cell table:formula="of:=[.CT2]/1000000" office:value-type="float" office:value="21.454258" calcext:value-type="float">
            <text:p>21,454258</text:p>
          </table:table-cell>
          <table:table-cell table:formula="of:=[.CU2]/1000000" office:value-type="float" office:value="1.905281" calcext:value-type="float">
            <text:p>1,905281</text:p>
          </table:table-cell>
          <table:table-cell table:formula="of:=[.CV2]/1000000" office:value-type="float" office:value="0.193021" calcext:value-type="float">
            <text:p>0,193021</text:p>
          </table:table-cell>
        </table:table-row>
        <table:table-row table:style-name="ro1">
          <table:table-cell office:value-type="string" calcext:value-type="string">
            <text:p>mother ONT assembly</text:p>
          </table:table-cell>
          <table:table-cell table:formula="of:=[.B3]/1000000" office:value-type="float" office:value="157.620661" calcext:value-type="float">
            <text:p>157,620661</text:p>
          </table:table-cell>
          <table:table-cell table:formula="of:=[.C3]/1000000" office:value-type="float" office:value="157.620661" calcext:value-type="float">
            <text:p>157,620661</text:p>
          </table:table-cell>
          <table:table-cell table:formula="of:=[.D3]/1000000" office:value-type="float" office:value="157.620661" calcext:value-type="float">
            <text:p>157,620661</text:p>
          </table:table-cell>
          <table:table-cell table:formula="of:=[.E3]/1000000" office:value-type="float" office:value="157.620661" calcext:value-type="float">
            <text:p>157,620661</text:p>
          </table:table-cell>
          <table:table-cell table:formula="of:=[.F3]/1000000" office:value-type="float" office:value="157.620661" calcext:value-type="float">
            <text:p>157,620661</text:p>
          </table:table-cell>
          <table:table-cell table:formula="of:=[.G3]/1000000" office:value-type="float" office:value="144.429702" calcext:value-type="float">
            <text:p>144,429702</text:p>
          </table:table-cell>
          <table:table-cell table:formula="of:=[.H3]/1000000" office:value-type="float" office:value="144.429702" calcext:value-type="float">
            <text:p>144,429702</text:p>
          </table:table-cell>
          <table:table-cell table:formula="of:=[.I3]/1000000" office:value-type="float" office:value="144.429702" calcext:value-type="float">
            <text:p>144,429702</text:p>
          </table:table-cell>
          <table:table-cell table:formula="of:=[.J3]/1000000" office:value-type="float" office:value="144.429702" calcext:value-type="float">
            <text:p>144,429702</text:p>
          </table:table-cell>
          <table:table-cell table:formula="of:=[.K3]/1000000" office:value-type="float" office:value="144.429702" calcext:value-type="float">
            <text:p>144,429702</text:p>
          </table:table-cell>
          <table:table-cell table:formula="of:=[.L3]/1000000" office:value-type="float" office:value="144.429702" calcext:value-type="float">
            <text:p>144,429702</text:p>
          </table:table-cell>
          <table:table-cell table:formula="of:=[.M3]/1000000" office:value-type="float" office:value="137.045828" calcext:value-type="float">
            <text:p>137,045828</text:p>
          </table:table-cell>
          <table:table-cell table:formula="of:=[.N3]/1000000" office:value-type="float" office:value="137.045828" calcext:value-type="float">
            <text:p>137,045828</text:p>
          </table:table-cell>
          <table:table-cell table:formula="of:=[.O3]/1000000" office:value-type="float" office:value="137.045828" calcext:value-type="float">
            <text:p>137,045828</text:p>
          </table:table-cell>
          <table:table-cell table:formula="of:=[.P3]/1000000" office:value-type="float" office:value="137.045828" calcext:value-type="float">
            <text:p>137,045828</text:p>
          </table:table-cell>
          <table:table-cell table:formula="of:=[.Q3]/1000000" office:value-type="float" office:value="137.045828" calcext:value-type="float">
            <text:p>137,045828</text:p>
          </table:table-cell>
          <table:table-cell table:formula="of:=[.R3]/1000000" office:value-type="float" office:value="121.09171" calcext:value-type="float">
            <text:p>121,09171</text:p>
          </table:table-cell>
          <table:table-cell table:formula="of:=[.S3]/1000000" office:value-type="float" office:value="121.09171" calcext:value-type="float">
            <text:p>121,09171</text:p>
          </table:table-cell>
          <table:table-cell table:formula="of:=[.T3]/1000000" office:value-type="float" office:value="121.09171" calcext:value-type="float">
            <text:p>121,09171</text:p>
          </table:table-cell>
          <table:table-cell table:formula="of:=[.U3]/1000000" office:value-type="float" office:value="121.09171" calcext:value-type="float">
            <text:p>121,09171</text:p>
          </table:table-cell>
          <table:table-cell table:formula="of:=[.V3]/1000000" office:value-type="float" office:value="120.32009" calcext:value-type="float">
            <text:p>120,32009</text:p>
          </table:table-cell>
          <table:table-cell table:formula="of:=[.W3]/1000000" office:value-type="float" office:value="120.32009" calcext:value-type="float">
            <text:p>120,32009</text:p>
          </table:table-cell>
          <table:table-cell table:formula="of:=[.X3]/1000000" office:value-type="float" office:value="120.32009" calcext:value-type="float">
            <text:p>120,32009</text:p>
          </table:table-cell>
          <table:table-cell table:formula="of:=[.Y3]/1000000" office:value-type="float" office:value="120.32009" calcext:value-type="float">
            <text:p>120,32009</text:p>
          </table:table-cell>
          <table:table-cell table:formula="of:=[.Z3]/1000000" office:value-type="float" office:value="120.32009" calcext:value-type="float">
            <text:p>120,32009</text:p>
          </table:table-cell>
          <table:table-cell table:formula="of:=[.AA3]/1000000" office:value-type="float" office:value="118.18841" calcext:value-type="float">
            <text:p>118,18841</text:p>
          </table:table-cell>
          <table:table-cell table:formula="of:=[.AB3]/1000000" office:value-type="float" office:value="118.18841" calcext:value-type="float">
            <text:p>118,18841</text:p>
          </table:table-cell>
          <table:table-cell table:formula="of:=[.AC3]/1000000" office:value-type="float" office:value="118.18841" calcext:value-type="float">
            <text:p>118,18841</text:p>
          </table:table-cell>
          <table:table-cell table:formula="of:=[.AD3]/1000000" office:value-type="float" office:value="118.18841" calcext:value-type="float">
            <text:p>118,18841</text:p>
          </table:table-cell>
          <table:table-cell table:formula="of:=[.AE3]/1000000" office:value-type="float" office:value="115.857549" calcext:value-type="float">
            <text:p>115,857549</text:p>
          </table:table-cell>
          <table:table-cell table:formula="of:=[.AF3]/1000000" office:value-type="float" office:value="115.857549" calcext:value-type="float">
            <text:p>115,857549</text:p>
          </table:table-cell>
          <table:table-cell table:formula="of:=[.AG3]/1000000" office:value-type="float" office:value="115.857549" calcext:value-type="float">
            <text:p>115,857549</text:p>
          </table:table-cell>
          <table:table-cell table:formula="of:=[.AH3]/1000000" office:value-type="float" office:value="115.857549" calcext:value-type="float">
            <text:p>115,857549</text:p>
          </table:table-cell>
          <table:table-cell table:formula="of:=[.AI3]/1000000" office:value-type="float" office:value="113.057729" calcext:value-type="float">
            <text:p>113,057729</text:p>
          </table:table-cell>
          <table:table-cell table:formula="of:=[.AJ3]/1000000" office:value-type="float" office:value="113.057729" calcext:value-type="float">
            <text:p>113,057729</text:p>
          </table:table-cell>
          <table:table-cell table:formula="of:=[.AK3]/1000000" office:value-type="float" office:value="113.057729" calcext:value-type="float">
            <text:p>113,057729</text:p>
          </table:table-cell>
          <table:table-cell table:formula="of:=[.AL3]/1000000" office:value-type="float" office:value="113.057729" calcext:value-type="float">
            <text:p>113,057729</text:p>
          </table:table-cell>
          <table:table-cell table:formula="of:=[.AM3]/1000000" office:value-type="float" office:value="113.057729" calcext:value-type="float">
            <text:p>113,057729</text:p>
          </table:table-cell>
          <table:table-cell table:formula="of:=[.AN3]/1000000" office:value-type="float" office:value="110.353496" calcext:value-type="float">
            <text:p>110,353496</text:p>
          </table:table-cell>
          <table:table-cell table:formula="of:=[.AO3]/1000000" office:value-type="float" office:value="110.353496" calcext:value-type="float">
            <text:p>110,353496</text:p>
          </table:table-cell>
          <table:table-cell table:formula="of:=[.AP3]/1000000" office:value-type="float" office:value="110.353496" calcext:value-type="float">
            <text:p>110,353496</text:p>
          </table:table-cell>
          <table:table-cell table:formula="of:=[.AQ3]/1000000" office:value-type="float" office:value="110.353496" calcext:value-type="float">
            <text:p>110,353496</text:p>
          </table:table-cell>
          <table:table-cell table:formula="of:=[.AR3]/1000000" office:value-type="float" office:value="107.051806" calcext:value-type="float">
            <text:p>107,051806</text:p>
          </table:table-cell>
          <table:table-cell table:formula="of:=[.AS3]/1000000" office:value-type="float" office:value="107.051806" calcext:value-type="float">
            <text:p>107,051806</text:p>
          </table:table-cell>
          <table:table-cell table:formula="of:=[.AT3]/1000000" office:value-type="float" office:value="107.051806" calcext:value-type="float">
            <text:p>107,051806</text:p>
          </table:table-cell>
          <table:table-cell table:formula="of:=[.AU3]/1000000" office:value-type="float" office:value="107.051806" calcext:value-type="float">
            <text:p>107,051806</text:p>
          </table:table-cell>
          <table:table-cell table:formula="of:=[.AV3]/1000000" office:value-type="float" office:value="105.283143" calcext:value-type="float">
            <text:p>105,283143</text:p>
          </table:table-cell>
          <table:table-cell table:formula="of:=[.AW3]/1000000" office:value-type="float" office:value="105.283143" calcext:value-type="float">
            <text:p>105,283143</text:p>
          </table:table-cell>
          <table:table-cell table:formula="of:=[.AX3]/1000000" office:value-type="float" office:value="105.283143" calcext:value-type="float">
            <text:p>105,283143</text:p>
          </table:table-cell>
          <table:table-cell table:formula="of:=[.AY3]/1000000" office:value-type="float" office:value="105.283143" calcext:value-type="float">
            <text:p>105,283143</text:p>
          </table:table-cell>
          <table:table-cell table:formula="of:=[.AZ3]/1000000" office:value-type="float" office:value="101.781768" calcext:value-type="float">
            <text:p>101,781768</text:p>
          </table:table-cell>
          <table:table-cell table:formula="of:=[.BA3]/1000000" office:value-type="float" office:value="101.781768" calcext:value-type="float">
            <text:p>101,781768</text:p>
          </table:table-cell>
          <table:table-cell table:formula="of:=[.BB3]/1000000" office:value-type="float" office:value="101.781768" calcext:value-type="float">
            <text:p>101,781768</text:p>
          </table:table-cell>
          <table:table-cell table:formula="of:=[.BC3]/1000000" office:value-type="float" office:value="91.26081" calcext:value-type="float">
            <text:p>91,26081</text:p>
          </table:table-cell>
          <table:table-cell table:formula="of:=[.BD3]/1000000" office:value-type="float" office:value="91.26081" calcext:value-type="float">
            <text:p>91,26081</text:p>
          </table:table-cell>
          <table:table-cell table:formula="of:=[.BE3]/1000000" office:value-type="float" office:value="91.26081" calcext:value-type="float">
            <text:p>91,26081</text:p>
          </table:table-cell>
          <table:table-cell table:formula="of:=[.BF3]/1000000" office:value-type="float" office:value="91.26081" calcext:value-type="float">
            <text:p>91,26081</text:p>
          </table:table-cell>
          <table:table-cell table:formula="of:=[.BG3]/1000000" office:value-type="float" office:value="83.35029" calcext:value-type="float">
            <text:p>83,35029</text:p>
          </table:table-cell>
          <table:table-cell table:formula="of:=[.BH3]/1000000" office:value-type="float" office:value="83.35029" calcext:value-type="float">
            <text:p>83,35029</text:p>
          </table:table-cell>
          <table:table-cell table:formula="of:=[.BI3]/1000000" office:value-type="float" office:value="83.35029" calcext:value-type="float">
            <text:p>83,35029</text:p>
          </table:table-cell>
          <table:table-cell table:formula="of:=[.BJ3]/1000000" office:value-type="float" office:value="82.933731" calcext:value-type="float">
            <text:p>82,933731</text:p>
          </table:table-cell>
          <table:table-cell table:formula="of:=[.BK3]/1000000" office:value-type="float" office:value="82.933731" calcext:value-type="float">
            <text:p>82,933731</text:p>
          </table:table-cell>
          <table:table-cell table:formula="of:=[.BL3]/1000000" office:value-type="float" office:value="82.933731" calcext:value-type="float">
            <text:p>82,933731</text:p>
          </table:table-cell>
          <table:table-cell table:formula="of:=[.BM3]/1000000" office:value-type="float" office:value="81.907031" calcext:value-type="float">
            <text:p>81,907031</text:p>
          </table:table-cell>
          <table:table-cell table:formula="of:=[.BN3]/1000000" office:value-type="float" office:value="81.907031" calcext:value-type="float">
            <text:p>81,907031</text:p>
          </table:table-cell>
          <table:table-cell table:formula="of:=[.BO3]/1000000" office:value-type="float" office:value="81.907031" calcext:value-type="float">
            <text:p>81,907031</text:p>
          </table:table-cell>
          <table:table-cell table:formula="of:=[.BP3]/1000000" office:value-type="float" office:value="80.711354" calcext:value-type="float">
            <text:p>80,711354</text:p>
          </table:table-cell>
          <table:table-cell table:formula="of:=[.BQ3]/1000000" office:value-type="float" office:value="80.711354" calcext:value-type="float">
            <text:p>80,711354</text:p>
          </table:table-cell>
          <table:table-cell table:formula="of:=[.BR3]/1000000" office:value-type="float" office:value="80.711354" calcext:value-type="float">
            <text:p>80,711354</text:p>
          </table:table-cell>
          <table:table-cell table:formula="of:=[.BS3]/1000000" office:value-type="float" office:value="73.155117" calcext:value-type="float">
            <text:p>73,155117</text:p>
          </table:table-cell>
          <table:table-cell table:formula="of:=[.BT3]/1000000" office:value-type="float" office:value="73.155117" calcext:value-type="float">
            <text:p>73,155117</text:p>
          </table:table-cell>
          <table:table-cell table:formula="of:=[.BU3]/1000000" office:value-type="float" office:value="73.155117" calcext:value-type="float">
            <text:p>73,155117</text:p>
          </table:table-cell>
          <table:table-cell table:formula="of:=[.BV3]/1000000" office:value-type="float" office:value="70.112264" calcext:value-type="float">
            <text:p>70,112264</text:p>
          </table:table-cell>
          <table:table-cell table:formula="of:=[.BW3]/1000000" office:value-type="float" office:value="70.112264" calcext:value-type="float">
            <text:p>70,112264</text:p>
          </table:table-cell>
          <table:table-cell table:formula="of:=[.BX3]/1000000" office:value-type="float" office:value="65.086089" calcext:value-type="float">
            <text:p>65,086089</text:p>
          </table:table-cell>
          <table:table-cell table:formula="of:=[.BY3]/1000000" office:value-type="float" office:value="65.086089" calcext:value-type="float">
            <text:p>65,086089</text:p>
          </table:table-cell>
          <table:table-cell table:formula="of:=[.BZ3]/1000000" office:value-type="float" office:value="65.086089" calcext:value-type="float">
            <text:p>65,086089</text:p>
          </table:table-cell>
          <table:table-cell table:formula="of:=[.CA3]/1000000" office:value-type="float" office:value="63.572311" calcext:value-type="float">
            <text:p>63,572311</text:p>
          </table:table-cell>
          <table:table-cell table:formula="of:=[.CB3]/1000000" office:value-type="float" office:value="63.572311" calcext:value-type="float">
            <text:p>63,572311</text:p>
          </table:table-cell>
          <table:table-cell table:formula="of:=[.CC3]/1000000" office:value-type="float" office:value="62.733288" calcext:value-type="float">
            <text:p>62,733288</text:p>
          </table:table-cell>
          <table:table-cell table:formula="of:=[.CD3]/1000000" office:value-type="float" office:value="62.733288" calcext:value-type="float">
            <text:p>62,733288</text:p>
          </table:table-cell>
          <table:table-cell table:formula="of:=[.CE3]/1000000" office:value-type="float" office:value="61.460249" calcext:value-type="float">
            <text:p>61,460249</text:p>
          </table:table-cell>
          <table:table-cell table:formula="of:=[.CF3]/1000000" office:value-type="float" office:value="61.460249" calcext:value-type="float">
            <text:p>61,460249</text:p>
          </table:table-cell>
          <table:table-cell table:formula="of:=[.CG3]/1000000" office:value-type="float" office:value="61.460249" calcext:value-type="float">
            <text:p>61,460249</text:p>
          </table:table-cell>
          <table:table-cell table:formula="of:=[.CH3]/1000000" office:value-type="float" office:value="60.913882" calcext:value-type="float">
            <text:p>60,913882</text:p>
          </table:table-cell>
          <table:table-cell table:formula="of:=[.CI3]/1000000" office:value-type="float" office:value="60.913882" calcext:value-type="float">
            <text:p>60,913882</text:p>
          </table:table-cell>
          <table:table-cell table:formula="of:=[.CJ3]/1000000" office:value-type="float" office:value="52.302722" calcext:value-type="float">
            <text:p>52,302722</text:p>
          </table:table-cell>
          <table:table-cell table:formula="of:=[.CK3]/1000000" office:value-type="float" office:value="52.302722" calcext:value-type="float">
            <text:p>52,302722</text:p>
          </table:table-cell>
          <table:table-cell table:formula="of:=[.CL3]/1000000" office:value-type="float" office:value="51.57148" calcext:value-type="float">
            <text:p>51,57148</text:p>
          </table:table-cell>
          <table:table-cell table:formula="of:=[.CM3]/1000000" office:value-type="float" office:value="51.57148" calcext:value-type="float">
            <text:p>51,57148</text:p>
          </table:table-cell>
          <table:table-cell table:formula="of:=[.CN3]/1000000" office:value-type="float" office:value="50.951037" calcext:value-type="float">
            <text:p>50,951037</text:p>
          </table:table-cell>
          <table:table-cell table:formula="of:=[.CO3]/1000000" office:value-type="float" office:value="50.951037" calcext:value-type="float">
            <text:p>50,951037</text:p>
          </table:table-cell>
          <table:table-cell table:formula="of:=[.CP3]/1000000" office:value-type="float" office:value="46.082713" calcext:value-type="float">
            <text:p>46,082713</text:p>
          </table:table-cell>
          <table:table-cell table:formula="of:=[.CQ3]/1000000" office:value-type="float" office:value="41.92948" calcext:value-type="float">
            <text:p>41,92948</text:p>
          </table:table-cell>
          <table:table-cell table:formula="of:=[.CR3]/1000000" office:value-type="float" office:value="41.92948" calcext:value-type="float">
            <text:p>41,92948</text:p>
          </table:table-cell>
          <table:table-cell table:formula="of:=[.CS3]/1000000" office:value-type="float" office:value="41.160539" calcext:value-type="float">
            <text:p>41,160539</text:p>
          </table:table-cell>
          <table:table-cell table:formula="of:=[.CT3]/1000000" office:value-type="float" office:value="32.554883" calcext:value-type="float">
            <text:p>32,554883</text:p>
          </table:table-cell>
          <table:table-cell table:formula="of:=[.CU3]/1000000" office:value-type="float" office:value="20.89633" calcext:value-type="float">
            <text:p>20,89633</text:p>
          </table:table-cell>
          <table:table-cell table:formula="of:=[.CV3]/1000000" office:value-type="float" office:value="8.821875" calcext:value-type="float">
            <text:p>8,821875</text:p>
          </table:table-cell>
        </table:table-row>
        <table:table-row table:style-name="ro1">
          <table:table-cell office:value-type="string" calcext:value-type="string">
            <text:p>Offspring ONT assembly</text:p>
          </table:table-cell>
          <table:table-cell table:formula="of:=[.B4]/1000000" office:value-type="float" office:value="156.401018" calcext:value-type="float">
            <text:p>156,401018</text:p>
          </table:table-cell>
          <table:table-cell table:formula="of:=[.C4]/1000000" office:value-type="float" office:value="156.401018" calcext:value-type="float">
            <text:p>156,401018</text:p>
          </table:table-cell>
          <table:table-cell table:formula="of:=[.D4]/1000000" office:value-type="float" office:value="156.401018" calcext:value-type="float">
            <text:p>156,401018</text:p>
          </table:table-cell>
          <table:table-cell table:formula="of:=[.E4]/1000000" office:value-type="float" office:value="156.401018" calcext:value-type="float">
            <text:p>156,401018</text:p>
          </table:table-cell>
          <table:table-cell table:formula="of:=[.F4]/1000000" office:value-type="float" office:value="156.401018" calcext:value-type="float">
            <text:p>156,401018</text:p>
          </table:table-cell>
          <table:table-cell table:formula="of:=[.G4]/1000000" office:value-type="float" office:value="137.219967" calcext:value-type="float">
            <text:p>137,219967</text:p>
          </table:table-cell>
          <table:table-cell table:formula="of:=[.H4]/1000000" office:value-type="float" office:value="137.219967" calcext:value-type="float">
            <text:p>137,219967</text:p>
          </table:table-cell>
          <table:table-cell table:formula="of:=[.I4]/1000000" office:value-type="float" office:value="137.219967" calcext:value-type="float">
            <text:p>137,219967</text:p>
          </table:table-cell>
          <table:table-cell table:formula="of:=[.J4]/1000000" office:value-type="float" office:value="137.219967" calcext:value-type="float">
            <text:p>137,219967</text:p>
          </table:table-cell>
          <table:table-cell table:formula="of:=[.K4]/1000000" office:value-type="float" office:value="137.219967" calcext:value-type="float">
            <text:p>137,219967</text:p>
          </table:table-cell>
          <table:table-cell table:formula="of:=[.L4]/1000000" office:value-type="float" office:value="135.017872" calcext:value-type="float">
            <text:p>135,017872</text:p>
          </table:table-cell>
          <table:table-cell table:formula="of:=[.M4]/1000000" office:value-type="float" office:value="135.017872" calcext:value-type="float">
            <text:p>135,017872</text:p>
          </table:table-cell>
          <table:table-cell table:formula="of:=[.N4]/1000000" office:value-type="float" office:value="135.017872" calcext:value-type="float">
            <text:p>135,017872</text:p>
          </table:table-cell>
          <table:table-cell table:formula="of:=[.O4]/1000000" office:value-type="float" office:value="135.017872" calcext:value-type="float">
            <text:p>135,017872</text:p>
          </table:table-cell>
          <table:table-cell table:formula="of:=[.P4]/1000000" office:value-type="float" office:value="135.017872" calcext:value-type="float">
            <text:p>135,017872</text:p>
          </table:table-cell>
          <table:table-cell table:formula="of:=[.Q4]/1000000" office:value-type="float" office:value="119.316933" calcext:value-type="float">
            <text:p>119,316933</text:p>
          </table:table-cell>
          <table:table-cell table:formula="of:=[.R4]/1000000" office:value-type="float" office:value="119.316933" calcext:value-type="float">
            <text:p>119,316933</text:p>
          </table:table-cell>
          <table:table-cell table:formula="of:=[.S4]/1000000" office:value-type="float" office:value="119.316933" calcext:value-type="float">
            <text:p>119,316933</text:p>
          </table:table-cell>
          <table:table-cell table:formula="of:=[.T4]/1000000" office:value-type="float" office:value="119.316933" calcext:value-type="float">
            <text:p>119,316933</text:p>
          </table:table-cell>
          <table:table-cell table:formula="of:=[.U4]/1000000" office:value-type="float" office:value="119.316933" calcext:value-type="float">
            <text:p>119,316933</text:p>
          </table:table-cell>
          <table:table-cell table:formula="of:=[.V4]/1000000" office:value-type="float" office:value="118.958293" calcext:value-type="float">
            <text:p>118,958293</text:p>
          </table:table-cell>
          <table:table-cell table:formula="of:=[.W4]/1000000" office:value-type="float" office:value="118.958293" calcext:value-type="float">
            <text:p>118,958293</text:p>
          </table:table-cell>
          <table:table-cell table:formula="of:=[.X4]/1000000" office:value-type="float" office:value="118.958293" calcext:value-type="float">
            <text:p>118,958293</text:p>
          </table:table-cell>
          <table:table-cell table:formula="of:=[.Y4]/1000000" office:value-type="float" office:value="118.958293" calcext:value-type="float">
            <text:p>118,958293</text:p>
          </table:table-cell>
          <table:table-cell table:formula="of:=[.Z4]/1000000" office:value-type="float" office:value="117.912971" calcext:value-type="float">
            <text:p>117,912971</text:p>
          </table:table-cell>
          <table:table-cell table:formula="of:=[.AA4]/1000000" office:value-type="float" office:value="117.912971" calcext:value-type="float">
            <text:p>117,912971</text:p>
          </table:table-cell>
          <table:table-cell table:formula="of:=[.AB4]/1000000" office:value-type="float" office:value="117.912971" calcext:value-type="float">
            <text:p>117,912971</text:p>
          </table:table-cell>
          <table:table-cell table:formula="of:=[.AC4]/1000000" office:value-type="float" office:value="117.912971" calcext:value-type="float">
            <text:p>117,912971</text:p>
          </table:table-cell>
          <table:table-cell table:formula="of:=[.AD4]/1000000" office:value-type="float" office:value="117.912971" calcext:value-type="float">
            <text:p>117,912971</text:p>
          </table:table-cell>
          <table:table-cell table:formula="of:=[.AE4]/1000000" office:value-type="float" office:value="117.670253" calcext:value-type="float">
            <text:p>117,670253</text:p>
          </table:table-cell>
          <table:table-cell table:formula="of:=[.AF4]/1000000" office:value-type="float" office:value="117.670253" calcext:value-type="float">
            <text:p>117,670253</text:p>
          </table:table-cell>
          <table:table-cell table:formula="of:=[.AG4]/1000000" office:value-type="float" office:value="117.670253" calcext:value-type="float">
            <text:p>117,670253</text:p>
          </table:table-cell>
          <table:table-cell table:formula="of:=[.AH4]/1000000" office:value-type="float" office:value="117.670253" calcext:value-type="float">
            <text:p>117,670253</text:p>
          </table:table-cell>
          <table:table-cell table:formula="of:=[.AI4]/1000000" office:value-type="float" office:value="111.541023" calcext:value-type="float">
            <text:p>111,541023</text:p>
          </table:table-cell>
          <table:table-cell table:formula="of:=[.AJ4]/1000000" office:value-type="float" office:value="111.541023" calcext:value-type="float">
            <text:p>111,541023</text:p>
          </table:table-cell>
          <table:table-cell table:formula="of:=[.AK4]/1000000" office:value-type="float" office:value="111.541023" calcext:value-type="float">
            <text:p>111,541023</text:p>
          </table:table-cell>
          <table:table-cell table:formula="of:=[.AL4]/1000000" office:value-type="float" office:value="111.541023" calcext:value-type="float">
            <text:p>111,541023</text:p>
          </table:table-cell>
          <table:table-cell table:formula="of:=[.AM4]/1000000" office:value-type="float" office:value="110.008012" calcext:value-type="float">
            <text:p>110,008012</text:p>
          </table:table-cell>
          <table:table-cell table:formula="of:=[.AN4]/1000000" office:value-type="float" office:value="110.008012" calcext:value-type="float">
            <text:p>110,008012</text:p>
          </table:table-cell>
          <table:table-cell table:formula="of:=[.AO4]/1000000" office:value-type="float" office:value="110.008012" calcext:value-type="float">
            <text:p>110,008012</text:p>
          </table:table-cell>
          <table:table-cell table:formula="of:=[.AP4]/1000000" office:value-type="float" office:value="110.008012" calcext:value-type="float">
            <text:p>110,008012</text:p>
          </table:table-cell>
          <table:table-cell table:formula="of:=[.AQ4]/1000000" office:value-type="float" office:value="105.9007" calcext:value-type="float">
            <text:p>105,9007</text:p>
          </table:table-cell>
          <table:table-cell table:formula="of:=[.AR4]/1000000" office:value-type="float" office:value="105.9007" calcext:value-type="float">
            <text:p>105,9007</text:p>
          </table:table-cell>
          <table:table-cell table:formula="of:=[.AS4]/1000000" office:value-type="float" office:value="105.9007" calcext:value-type="float">
            <text:p>105,9007</text:p>
          </table:table-cell>
          <table:table-cell table:formula="of:=[.AT4]/1000000" office:value-type="float" office:value="105.9007" calcext:value-type="float">
            <text:p>105,9007</text:p>
          </table:table-cell>
          <table:table-cell table:formula="of:=[.AU4]/1000000" office:value-type="float" office:value="101.24831" calcext:value-type="float">
            <text:p>101,24831</text:p>
          </table:table-cell>
          <table:table-cell table:formula="of:=[.AV4]/1000000" office:value-type="float" office:value="101.24831" calcext:value-type="float">
            <text:p>101,24831</text:p>
          </table:table-cell>
          <table:table-cell table:formula="of:=[.AW4]/1000000" office:value-type="float" office:value="101.24831" calcext:value-type="float">
            <text:p>101,24831</text:p>
          </table:table-cell>
          <table:table-cell table:formula="of:=[.AX4]/1000000" office:value-type="float" office:value="101.24831" calcext:value-type="float">
            <text:p>101,24831</text:p>
          </table:table-cell>
          <table:table-cell table:formula="of:=[.AY4]/1000000" office:value-type="float" office:value="100.95981" calcext:value-type="float">
            <text:p>100,95981</text:p>
          </table:table-cell>
          <table:table-cell table:formula="of:=[.AZ4]/1000000" office:value-type="float" office:value="100.95981" calcext:value-type="float">
            <text:p>100,95981</text:p>
          </table:table-cell>
          <table:table-cell table:formula="of:=[.BA4]/1000000" office:value-type="float" office:value="100.95981" calcext:value-type="float">
            <text:p>100,95981</text:p>
          </table:table-cell>
          <table:table-cell table:formula="of:=[.BB4]/1000000" office:value-type="float" office:value="100.95981" calcext:value-type="float">
            <text:p>100,95981</text:p>
          </table:table-cell>
          <table:table-cell table:formula="of:=[.BC4]/1000000" office:value-type="float" office:value="86.153424" calcext:value-type="float">
            <text:p>86,153424</text:p>
          </table:table-cell>
          <table:table-cell table:formula="of:=[.BD4]/1000000" office:value-type="float" office:value="86.153424" calcext:value-type="float">
            <text:p>86,153424</text:p>
          </table:table-cell>
          <table:table-cell table:formula="of:=[.BE4]/1000000" office:value-type="float" office:value="86.153424" calcext:value-type="float">
            <text:p>86,153424</text:p>
          </table:table-cell>
          <table:table-cell table:formula="of:=[.BF4]/1000000" office:value-type="float" office:value="81.926322" calcext:value-type="float">
            <text:p>81,926322</text:p>
          </table:table-cell>
          <table:table-cell table:formula="of:=[.BG4]/1000000" office:value-type="float" office:value="81.926322" calcext:value-type="float">
            <text:p>81,926322</text:p>
          </table:table-cell>
          <table:table-cell table:formula="of:=[.BH4]/1000000" office:value-type="float" office:value="81.926322" calcext:value-type="float">
            <text:p>81,926322</text:p>
          </table:table-cell>
          <table:table-cell table:formula="of:=[.BI4]/1000000" office:value-type="float" office:value="81.341607" calcext:value-type="float">
            <text:p>81,341607</text:p>
          </table:table-cell>
          <table:table-cell table:formula="of:=[.BJ4]/1000000" office:value-type="float" office:value="81.341607" calcext:value-type="float">
            <text:p>81,341607</text:p>
          </table:table-cell>
          <table:table-cell table:formula="of:=[.BK4]/1000000" office:value-type="float" office:value="81.341607" calcext:value-type="float">
            <text:p>81,341607</text:p>
          </table:table-cell>
          <table:table-cell table:formula="of:=[.BL4]/1000000" office:value-type="float" office:value="80.170171" calcext:value-type="float">
            <text:p>80,170171</text:p>
          </table:table-cell>
          <table:table-cell table:formula="of:=[.BM4]/1000000" office:value-type="float" office:value="80.170171" calcext:value-type="float">
            <text:p>80,170171</text:p>
          </table:table-cell>
          <table:table-cell table:formula="of:=[.BN4]/1000000" office:value-type="float" office:value="80.170171" calcext:value-type="float">
            <text:p>80,170171</text:p>
          </table:table-cell>
          <table:table-cell table:formula="of:=[.BO4]/1000000" office:value-type="float" office:value="79.994754" calcext:value-type="float">
            <text:p>79,994754</text:p>
          </table:table-cell>
          <table:table-cell table:formula="of:=[.BP4]/1000000" office:value-type="float" office:value="79.994754" calcext:value-type="float">
            <text:p>79,994754</text:p>
          </table:table-cell>
          <table:table-cell table:formula="of:=[.BQ4]/1000000" office:value-type="float" office:value="79.994754" calcext:value-type="float">
            <text:p>79,994754</text:p>
          </table:table-cell>
          <table:table-cell table:formula="of:=[.BR4]/1000000" office:value-type="float" office:value="72.237041" calcext:value-type="float">
            <text:p>72,237041</text:p>
          </table:table-cell>
          <table:table-cell table:formula="of:=[.BS4]/1000000" office:value-type="float" office:value="72.237041" calcext:value-type="float">
            <text:p>72,237041</text:p>
          </table:table-cell>
          <table:table-cell table:formula="of:=[.BT4]/1000000" office:value-type="float" office:value="70.772257" calcext:value-type="float">
            <text:p>70,772257</text:p>
          </table:table-cell>
          <table:table-cell table:formula="of:=[.BU4]/1000000" office:value-type="float" office:value="70.772257" calcext:value-type="float">
            <text:p>70,772257</text:p>
          </table:table-cell>
          <table:table-cell table:formula="of:=[.BV4]/1000000" office:value-type="float" office:value="70.772257" calcext:value-type="float">
            <text:p>70,772257</text:p>
          </table:table-cell>
          <table:table-cell table:formula="of:=[.BW4]/1000000" office:value-type="float" office:value="67.132975" calcext:value-type="float">
            <text:p>67,132975</text:p>
          </table:table-cell>
          <table:table-cell table:formula="of:=[.BX4]/1000000" office:value-type="float" office:value="67.132975" calcext:value-type="float">
            <text:p>67,132975</text:p>
          </table:table-cell>
          <table:table-cell table:formula="of:=[.BY4]/1000000" office:value-type="float" office:value="62.951961" calcext:value-type="float">
            <text:p>62,951961</text:p>
          </table:table-cell>
          <table:table-cell table:formula="of:=[.BZ4]/1000000" office:value-type="float" office:value="62.951961" calcext:value-type="float">
            <text:p>62,951961</text:p>
          </table:table-cell>
          <table:table-cell table:formula="of:=[.CA4]/1000000" office:value-type="float" office:value="62.951961" calcext:value-type="float">
            <text:p>62,951961</text:p>
          </table:table-cell>
          <table:table-cell table:formula="of:=[.CB4]/1000000" office:value-type="float" office:value="62.724272" calcext:value-type="float">
            <text:p>62,724272</text:p>
          </table:table-cell>
          <table:table-cell table:formula="of:=[.CC4]/1000000" office:value-type="float" office:value="62.724272" calcext:value-type="float">
            <text:p>62,724272</text:p>
          </table:table-cell>
          <table:table-cell table:formula="of:=[.CD4]/1000000" office:value-type="float" office:value="60.236239" calcext:value-type="float">
            <text:p>60,236239</text:p>
          </table:table-cell>
          <table:table-cell table:formula="of:=[.CE4]/1000000" office:value-type="float" office:value="60.236239" calcext:value-type="float">
            <text:p>60,236239</text:p>
          </table:table-cell>
          <table:table-cell table:formula="of:=[.CF4]/1000000" office:value-type="float" office:value="59.953666" calcext:value-type="float">
            <text:p>59,953666</text:p>
          </table:table-cell>
          <table:table-cell table:formula="of:=[.CG4]/1000000" office:value-type="float" office:value="59.953666" calcext:value-type="float">
            <text:p>59,953666</text:p>
          </table:table-cell>
          <table:table-cell table:formula="of:=[.CH4]/1000000" office:value-type="float" office:value="59.953666" calcext:value-type="float">
            <text:p>59,953666</text:p>
          </table:table-cell>
          <table:table-cell table:formula="of:=[.CI4]/1000000" office:value-type="float" office:value="50.978884" calcext:value-type="float">
            <text:p>50,978884</text:p>
          </table:table-cell>
          <table:table-cell table:formula="of:=[.CJ4]/1000000" office:value-type="float" office:value="50.697882" calcext:value-type="float">
            <text:p>50,697882</text:p>
          </table:table-cell>
          <table:table-cell table:formula="of:=[.CK4]/1000000" office:value-type="float" office:value="50.697882" calcext:value-type="float">
            <text:p>50,697882</text:p>
          </table:table-cell>
          <table:table-cell table:formula="of:=[.CL4]/1000000" office:value-type="float" office:value="48.413668" calcext:value-type="float">
            <text:p>48,413668</text:p>
          </table:table-cell>
          <table:table-cell table:formula="of:=[.CM4]/1000000" office:value-type="float" office:value="48.413668" calcext:value-type="float">
            <text:p>48,413668</text:p>
          </table:table-cell>
          <table:table-cell table:formula="of:=[.CN4]/1000000" office:value-type="float" office:value="44.700481" calcext:value-type="float">
            <text:p>44,700481</text:p>
          </table:table-cell>
          <table:table-cell table:formula="of:=[.CO4]/1000000" office:value-type="float" office:value="44.700481" calcext:value-type="float">
            <text:p>44,700481</text:p>
          </table:table-cell>
          <table:table-cell table:formula="of:=[.CP4]/1000000" office:value-type="float" office:value="43.67678" calcext:value-type="float">
            <text:p>43,67678</text:p>
          </table:table-cell>
          <table:table-cell table:formula="of:=[.CQ4]/1000000" office:value-type="float" office:value="42.112021" calcext:value-type="float">
            <text:p>42,112021</text:p>
          </table:table-cell>
          <table:table-cell table:formula="of:=[.CR4]/1000000" office:value-type="float" office:value="42.112021" calcext:value-type="float">
            <text:p>42,112021</text:p>
          </table:table-cell>
          <table:table-cell table:formula="of:=[.CS4]/1000000" office:value-type="float" office:value="0.22802" calcext:value-type="float">
            <text:p>0,22802</text:p>
          </table:table-cell>
          <table:table-cell table:formula="of:=[.CT4]/1000000" office:value-type="float" office:value="0.079062" calcext:value-type="float">
            <text:p>0,079062</text:p>
          </table:table-cell>
          <table:table-cell table:formula="of:=[.CU4]/1000000" office:value-type="float" office:value="0.040084" calcext:value-type="float">
            <text:p>0,040084</text:p>
          </table:table-cell>
          <table:table-cell table:formula="of:=[.CV4]/1000000" office:value-type="float" office:value="0.022675" calcext:value-type="float">
            <text:p>0,022675</text:p>
          </table:table-cell>
        </table:table-row>
        <table:table-row table:style-name="ro1">
          <table:table-cell office:value-type="string" calcext:value-type="string">
            <text:p>Offspring2 HiFi assembly</text:p>
          </table:table-cell>
          <table:table-cell table:formula="of:=[.B5]/1000000" office:value-type="float" office:value="175.340775" calcext:value-type="float">
            <text:p>175,340775</text:p>
          </table:table-cell>
          <table:table-cell table:formula="of:=[.C5]/1000000" office:value-type="float" office:value="175.340775" calcext:value-type="float">
            <text:p>175,340775</text:p>
          </table:table-cell>
          <table:table-cell table:formula="of:=[.D5]/1000000" office:value-type="float" office:value="175.340775" calcext:value-type="float">
            <text:p>175,340775</text:p>
          </table:table-cell>
          <table:table-cell table:formula="of:=[.E5]/1000000" office:value-type="float" office:value="175.340775" calcext:value-type="float">
            <text:p>175,340775</text:p>
          </table:table-cell>
          <table:table-cell table:formula="of:=[.F5]/1000000" office:value-type="float" office:value="175.340775" calcext:value-type="float">
            <text:p>175,340775</text:p>
          </table:table-cell>
          <table:table-cell table:formula="of:=[.G5]/1000000" office:value-type="float" office:value="175.340775" calcext:value-type="float">
            <text:p>175,340775</text:p>
          </table:table-cell>
          <table:table-cell table:formula="of:=[.H5]/1000000" office:value-type="float" office:value="158.432916" calcext:value-type="float">
            <text:p>158,432916</text:p>
          </table:table-cell>
          <table:table-cell table:formula="of:=[.I5]/1000000" office:value-type="float" office:value="158.432916" calcext:value-type="float">
            <text:p>158,432916</text:p>
          </table:table-cell>
          <table:table-cell table:formula="of:=[.J5]/1000000" office:value-type="float" office:value="158.432916" calcext:value-type="float">
            <text:p>158,432916</text:p>
          </table:table-cell>
          <table:table-cell table:formula="of:=[.K5]/1000000" office:value-type="float" office:value="158.432916" calcext:value-type="float">
            <text:p>158,432916</text:p>
          </table:table-cell>
          <table:table-cell table:formula="of:=[.L5]/1000000" office:value-type="float" office:value="158.432916" calcext:value-type="float">
            <text:p>158,432916</text:p>
          </table:table-cell>
          <table:table-cell table:formula="of:=[.M5]/1000000" office:value-type="float" office:value="158.432916" calcext:value-type="float">
            <text:p>158,432916</text:p>
          </table:table-cell>
          <table:table-cell table:formula="of:=[.N5]/1000000" office:value-type="float" office:value="138.626663" calcext:value-type="float">
            <text:p>138,626663</text:p>
          </table:table-cell>
          <table:table-cell table:formula="of:=[.O5]/1000000" office:value-type="float" office:value="138.626663" calcext:value-type="float">
            <text:p>138,626663</text:p>
          </table:table-cell>
          <table:table-cell table:formula="of:=[.P5]/1000000" office:value-type="float" office:value="138.626663" calcext:value-type="float">
            <text:p>138,626663</text:p>
          </table:table-cell>
          <table:table-cell table:formula="of:=[.Q5]/1000000" office:value-type="float" office:value="138.626663" calcext:value-type="float">
            <text:p>138,626663</text:p>
          </table:table-cell>
          <table:table-cell table:formula="of:=[.R5]/1000000" office:value-type="float" office:value="138.626663" calcext:value-type="float">
            <text:p>138,626663</text:p>
          </table:table-cell>
          <table:table-cell table:formula="of:=[.S5]/1000000" office:value-type="float" office:value="126.368479" calcext:value-type="float">
            <text:p>126,368479</text:p>
          </table:table-cell>
          <table:table-cell table:formula="of:=[.T5]/1000000" office:value-type="float" office:value="126.368479" calcext:value-type="float">
            <text:p>126,368479</text:p>
          </table:table-cell>
          <table:table-cell table:formula="of:=[.U5]/1000000" office:value-type="float" office:value="126.368479" calcext:value-type="float">
            <text:p>126,368479</text:p>
          </table:table-cell>
          <table:table-cell table:formula="of:=[.V5]/1000000" office:value-type="float" office:value="126.368479" calcext:value-type="float">
            <text:p>126,368479</text:p>
          </table:table-cell>
          <table:table-cell table:formula="of:=[.W5]/1000000" office:value-type="float" office:value="126.368479" calcext:value-type="float">
            <text:p>126,368479</text:p>
          </table:table-cell>
          <table:table-cell table:formula="of:=[.X5]/1000000" office:value-type="float" office:value="124.824225" calcext:value-type="float">
            <text:p>124,824225</text:p>
          </table:table-cell>
          <table:table-cell table:formula="of:=[.Y5]/1000000" office:value-type="float" office:value="124.824225" calcext:value-type="float">
            <text:p>124,824225</text:p>
          </table:table-cell>
          <table:table-cell table:formula="of:=[.Z5]/1000000" office:value-type="float" office:value="124.824225" calcext:value-type="float">
            <text:p>124,824225</text:p>
          </table:table-cell>
          <table:table-cell table:formula="of:=[.AA5]/1000000" office:value-type="float" office:value="124.824225" calcext:value-type="float">
            <text:p>124,824225</text:p>
          </table:table-cell>
          <table:table-cell table:formula="of:=[.AB5]/1000000" office:value-type="float" office:value="122.947849" calcext:value-type="float">
            <text:p>122,947849</text:p>
          </table:table-cell>
          <table:table-cell table:formula="of:=[.AC5]/1000000" office:value-type="float" office:value="122.947849" calcext:value-type="float">
            <text:p>122,947849</text:p>
          </table:table-cell>
          <table:table-cell table:formula="of:=[.AD5]/1000000" office:value-type="float" office:value="122.947849" calcext:value-type="float">
            <text:p>122,947849</text:p>
          </table:table-cell>
          <table:table-cell table:formula="of:=[.AE5]/1000000" office:value-type="float" office:value="122.947849" calcext:value-type="float">
            <text:p>122,947849</text:p>
          </table:table-cell>
          <table:table-cell table:formula="of:=[.AF5]/1000000" office:value-type="float" office:value="122.947849" calcext:value-type="float">
            <text:p>122,947849</text:p>
          </table:table-cell>
          <table:table-cell table:formula="of:=[.AG5]/1000000" office:value-type="float" office:value="118.810076" calcext:value-type="float">
            <text:p>118,810076</text:p>
          </table:table-cell>
          <table:table-cell table:formula="of:=[.AH5]/1000000" office:value-type="float" office:value="118.810076" calcext:value-type="float">
            <text:p>118,810076</text:p>
          </table:table-cell>
          <table:table-cell table:formula="of:=[.AI5]/1000000" office:value-type="float" office:value="118.810076" calcext:value-type="float">
            <text:p>118,810076</text:p>
          </table:table-cell>
          <table:table-cell table:formula="of:=[.AJ5]/1000000" office:value-type="float" office:value="118.810076" calcext:value-type="float">
            <text:p>118,810076</text:p>
          </table:table-cell>
          <table:table-cell table:formula="of:=[.AK5]/1000000" office:value-type="float" office:value="115.562793" calcext:value-type="float">
            <text:p>115,562793</text:p>
          </table:table-cell>
          <table:table-cell table:formula="of:=[.AL5]/1000000" office:value-type="float" office:value="115.562793" calcext:value-type="float">
            <text:p>115,562793</text:p>
          </table:table-cell>
          <table:table-cell table:formula="of:=[.AM5]/1000000" office:value-type="float" office:value="115.562793" calcext:value-type="float">
            <text:p>115,562793</text:p>
          </table:table-cell>
          <table:table-cell table:formula="of:=[.AN5]/1000000" office:value-type="float" office:value="115.562793" calcext:value-type="float">
            <text:p>115,562793</text:p>
          </table:table-cell>
          <table:table-cell table:formula="of:=[.AO5]/1000000" office:value-type="float" office:value="115.562793" calcext:value-type="float">
            <text:p>115,562793</text:p>
          </table:table-cell>
          <table:table-cell table:formula="of:=[.AP5]/1000000" office:value-type="float" office:value="114.946149" calcext:value-type="float">
            <text:p>114,946149</text:p>
          </table:table-cell>
          <table:table-cell table:formula="of:=[.AQ5]/1000000" office:value-type="float" office:value="114.946149" calcext:value-type="float">
            <text:p>114,946149</text:p>
          </table:table-cell>
          <table:table-cell table:formula="of:=[.AR5]/1000000" office:value-type="float" office:value="114.946149" calcext:value-type="float">
            <text:p>114,946149</text:p>
          </table:table-cell>
          <table:table-cell table:formula="of:=[.AS5]/1000000" office:value-type="float" office:value="114.946149" calcext:value-type="float">
            <text:p>114,946149</text:p>
          </table:table-cell>
          <table:table-cell table:formula="of:=[.AT5]/1000000" office:value-type="float" office:value="111.379434" calcext:value-type="float">
            <text:p>111,379434</text:p>
          </table:table-cell>
          <table:table-cell table:formula="of:=[.AU5]/1000000" office:value-type="float" office:value="111.379434" calcext:value-type="float">
            <text:p>111,379434</text:p>
          </table:table-cell>
          <table:table-cell table:formula="of:=[.AV5]/1000000" office:value-type="float" office:value="111.379434" calcext:value-type="float">
            <text:p>111,379434</text:p>
          </table:table-cell>
          <table:table-cell table:formula="of:=[.AW5]/1000000" office:value-type="float" office:value="111.379434" calcext:value-type="float">
            <text:p>111,379434</text:p>
          </table:table-cell>
          <table:table-cell table:formula="of:=[.AX5]/1000000" office:value-type="float" office:value="111.084237" calcext:value-type="float">
            <text:p>111,084237</text:p>
          </table:table-cell>
          <table:table-cell table:formula="of:=[.AY5]/1000000" office:value-type="float" office:value="111.084237" calcext:value-type="float">
            <text:p>111,084237</text:p>
          </table:table-cell>
          <table:table-cell table:formula="of:=[.AZ5]/1000000" office:value-type="float" office:value="111.084237" calcext:value-type="float">
            <text:p>111,084237</text:p>
          </table:table-cell>
          <table:table-cell table:formula="of:=[.BA5]/1000000" office:value-type="float" office:value="111.084237" calcext:value-type="float">
            <text:p>111,084237</text:p>
          </table:table-cell>
          <table:table-cell table:formula="of:=[.BB5]/1000000" office:value-type="float" office:value="104.374036" calcext:value-type="float">
            <text:p>104,374036</text:p>
          </table:table-cell>
          <table:table-cell table:formula="of:=[.BC5]/1000000" office:value-type="float" office:value="104.374036" calcext:value-type="float">
            <text:p>104,374036</text:p>
          </table:table-cell>
          <table:table-cell table:formula="of:=[.BD5]/1000000" office:value-type="float" office:value="104.374036" calcext:value-type="float">
            <text:p>104,374036</text:p>
          </table:table-cell>
          <table:table-cell table:formula="of:=[.BE5]/1000000" office:value-type="float" office:value="104.374036" calcext:value-type="float">
            <text:p>104,374036</text:p>
          </table:table-cell>
          <table:table-cell table:formula="of:=[.BF5]/1000000" office:value-type="float" office:value="92.01321" calcext:value-type="float">
            <text:p>92,01321</text:p>
          </table:table-cell>
          <table:table-cell table:formula="of:=[.BG5]/1000000" office:value-type="float" office:value="92.01321" calcext:value-type="float">
            <text:p>92,01321</text:p>
          </table:table-cell>
          <table:table-cell table:formula="of:=[.BH5]/1000000" office:value-type="float" office:value="92.01321" calcext:value-type="float">
            <text:p>92,01321</text:p>
          </table:table-cell>
          <table:table-cell table:formula="of:=[.BI5]/1000000" office:value-type="float" office:value="87.697707" calcext:value-type="float">
            <text:p>87,697707</text:p>
          </table:table-cell>
          <table:table-cell table:formula="of:=[.BJ5]/1000000" office:value-type="float" office:value="87.697707" calcext:value-type="float">
            <text:p>87,697707</text:p>
          </table:table-cell>
          <table:table-cell table:formula="of:=[.BK5]/1000000" office:value-type="float" office:value="87.697707" calcext:value-type="float">
            <text:p>87,697707</text:p>
          </table:table-cell>
          <table:table-cell table:formula="of:=[.BL5]/1000000" office:value-type="float" office:value="87.697707" calcext:value-type="float">
            <text:p>87,697707</text:p>
          </table:table-cell>
          <table:table-cell table:formula="of:=[.BM5]/1000000" office:value-type="float" office:value="86.778592" calcext:value-type="float">
            <text:p>86,778592</text:p>
          </table:table-cell>
          <table:table-cell table:formula="of:=[.BN5]/1000000" office:value-type="float" office:value="86.778592" calcext:value-type="float">
            <text:p>86,778592</text:p>
          </table:table-cell>
          <table:table-cell table:formula="of:=[.BO5]/1000000" office:value-type="float" office:value="86.778592" calcext:value-type="float">
            <text:p>86,778592</text:p>
          </table:table-cell>
          <table:table-cell table:formula="of:=[.BP5]/1000000" office:value-type="float" office:value="86.634506" calcext:value-type="float">
            <text:p>86,634506</text:p>
          </table:table-cell>
          <table:table-cell table:formula="of:=[.BQ5]/1000000" office:value-type="float" office:value="86.634506" calcext:value-type="float">
            <text:p>86,634506</text:p>
          </table:table-cell>
          <table:table-cell table:formula="of:=[.BR5]/1000000" office:value-type="float" office:value="86.634506" calcext:value-type="float">
            <text:p>86,634506</text:p>
          </table:table-cell>
          <table:table-cell table:formula="of:=[.BS5]/1000000" office:value-type="float" office:value="85.782263" calcext:value-type="float">
            <text:p>85,782263</text:p>
          </table:table-cell>
          <table:table-cell table:formula="of:=[.BT5]/1000000" office:value-type="float" office:value="85.782263" calcext:value-type="float">
            <text:p>85,782263</text:p>
          </table:table-cell>
          <table:table-cell table:formula="of:=[.BU5]/1000000" office:value-type="float" office:value="85.782263" calcext:value-type="float">
            <text:p>85,782263</text:p>
          </table:table-cell>
          <table:table-cell table:formula="of:=[.BV5]/1000000" office:value-type="float" office:value="77.400682" calcext:value-type="float">
            <text:p>77,400682</text:p>
          </table:table-cell>
          <table:table-cell table:formula="of:=[.BW5]/1000000" office:value-type="float" office:value="77.400682" calcext:value-type="float">
            <text:p>77,400682</text:p>
          </table:table-cell>
          <table:table-cell table:formula="of:=[.BX5]/1000000" office:value-type="float" office:value="77.400682" calcext:value-type="float">
            <text:p>77,400682</text:p>
          </table:table-cell>
          <table:table-cell table:formula="of:=[.BY5]/1000000" office:value-type="float" office:value="75.790301" calcext:value-type="float">
            <text:p>75,790301</text:p>
          </table:table-cell>
          <table:table-cell table:formula="of:=[.BZ5]/1000000" office:value-type="float" office:value="75.790301" calcext:value-type="float">
            <text:p>75,790301</text:p>
          </table:table-cell>
          <table:table-cell table:formula="of:=[.CA5]/1000000" office:value-type="float" office:value="75.790301" calcext:value-type="float">
            <text:p>75,790301</text:p>
          </table:table-cell>
          <table:table-cell table:formula="of:=[.CB5]/1000000" office:value-type="float" office:value="71.719019" calcext:value-type="float">
            <text:p>71,719019</text:p>
          </table:table-cell>
          <table:table-cell table:formula="of:=[.CC5]/1000000" office:value-type="float" office:value="71.719019" calcext:value-type="float">
            <text:p>71,719019</text:p>
          </table:table-cell>
          <table:table-cell table:formula="of:=[.CD5]/1000000" office:value-type="float" office:value="69.215074" calcext:value-type="float">
            <text:p>69,215074</text:p>
          </table:table-cell>
          <table:table-cell table:formula="of:=[.CE5]/1000000" office:value-type="float" office:value="69.215074" calcext:value-type="float">
            <text:p>69,215074</text:p>
          </table:table-cell>
          <table:table-cell table:formula="of:=[.CF5]/1000000" office:value-type="float" office:value="69.215074" calcext:value-type="float">
            <text:p>69,215074</text:p>
          </table:table-cell>
          <table:table-cell table:formula="of:=[.CG5]/1000000" office:value-type="float" office:value="64.228157" calcext:value-type="float">
            <text:p>64,228157</text:p>
          </table:table-cell>
          <table:table-cell table:formula="of:=[.CH5]/1000000" office:value-type="float" office:value="64.228157" calcext:value-type="float">
            <text:p>64,228157</text:p>
          </table:table-cell>
          <table:table-cell table:formula="of:=[.CI5]/1000000" office:value-type="float" office:value="63.962436" calcext:value-type="float">
            <text:p>63,962436</text:p>
          </table:table-cell>
          <table:table-cell table:formula="of:=[.CJ5]/1000000" office:value-type="float" office:value="63.962436" calcext:value-type="float">
            <text:p>63,962436</text:p>
          </table:table-cell>
          <table:table-cell table:formula="of:=[.CK5]/1000000" office:value-type="float" office:value="63.962436" calcext:value-type="float">
            <text:p>63,962436</text:p>
          </table:table-cell>
          <table:table-cell table:formula="of:=[.CL5]/1000000" office:value-type="float" office:value="61.876999" calcext:value-type="float">
            <text:p>61,876999</text:p>
          </table:table-cell>
          <table:table-cell table:formula="of:=[.CM5]/1000000" office:value-type="float" office:value="61.876999" calcext:value-type="float">
            <text:p>61,876999</text:p>
          </table:table-cell>
          <table:table-cell table:formula="of:=[.CN5]/1000000" office:value-type="float" office:value="53.841443" calcext:value-type="float">
            <text:p>53,841443</text:p>
          </table:table-cell>
          <table:table-cell table:formula="of:=[.CO5]/1000000" office:value-type="float" office:value="53.841443" calcext:value-type="float">
            <text:p>53,841443</text:p>
          </table:table-cell>
          <table:table-cell table:formula="of:=[.CP5]/1000000" office:value-type="float" office:value="53.235364" calcext:value-type="float">
            <text:p>53,235364</text:p>
          </table:table-cell>
          <table:table-cell table:formula="of:=[.CQ5]/1000000" office:value-type="float" office:value="53.235364" calcext:value-type="float">
            <text:p>53,235364</text:p>
          </table:table-cell>
          <table:table-cell table:formula="of:=[.CR5]/1000000" office:value-type="float" office:value="52.759364" calcext:value-type="float">
            <text:p>52,759364</text:p>
          </table:table-cell>
          <table:table-cell table:formula="of:=[.CS5]/1000000" office:value-type="float" office:value="52.759364" calcext:value-type="float">
            <text:p>52,759364</text:p>
          </table:table-cell>
          <table:table-cell table:formula="of:=[.CT5]/1000000" office:value-type="float" office:value="47.285692" calcext:value-type="float">
            <text:p>47,285692</text:p>
          </table:table-cell>
          <table:table-cell table:formula="of:=[.CU5]/1000000" office:value-type="float" office:value="47.285692" calcext:value-type="float">
            <text:p>47,285692</text:p>
          </table:table-cell>
          <table:table-cell table:formula="of:=[.CV5]/1000000" office:value-type="float" office:value="46.911972" calcext:value-type="float">
            <text:p>46,9119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18T17:39:13.963008954</dc:date>
    <meta:editing-duration>PT6M42S</meta:editing-duration>
    <meta:editing-cycles>1</meta:editing-cycles>
    <meta:document-statistic meta:table-count="1" meta:cell-count="92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false" chart:tick-marks-major-inner="false" chart:tick-marks-major-outer="false" chart:logarithmic="false" chart:reverse-direction="false" text:line-break="false" loext:try-staggering-first="false" chart:link-data-style-to-source="true" chart:axis-position="50"/>
      <style:graphic-properties draw:stroke="dash" draw:stroke-dash="Fine_20_Dashed" svg:stroke-width="0.05cm"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443cm" svg:height="17.08cm" xlink:href=".." xlink:type="simple" chart:class="chart:line" chart:style-name="ch1">
        <chart:title svg:x="13.145cm" svg:y="0.477cm" chart:style-name="ch2">
          <text:p>SeqOccIn bovin - Scaffold NG(X)%</text:p>
        </chart:title>
        <chart:legend svg:x="26.858cm" svg:y="2.057cm" style:legend-expansion="custom" chartooo:width="5.692cm" chartooo:height="2.982cm" style:legend-expansion-aspect-ratio="1.90878604963112" chart:style-name="ch3"/>
        <chart:plot-area chart:style-name="ch4" table:cell-range-address="father.A7:father.CV11" chart:data-source-has-labels="both" svg:x="1.679cm" svg:y="1.597cm" svg:width="31.096cm" svg:height="14.161cm">
          <chartooo:coordinate-region svg:x="2.486cm" svg:y="1.796cm" svg:width="30.289cm" svg:height="13.315cm"/>
          <chart:axis chart:dimension="x" chart:name="primary-x" chart:style-name="ch5" chartooo:axis-type="auto">
            <chartooo:date-scale/>
            <chart:title svg:x="16.574cm" svg:y="16.099cm" chart:style-name="ch6">
              <text:p>NG(X)%</text:p>
            </chart:title>
            <chart:categories table:cell-range-address="father.B7:father.CV7"/>
          </chart:axis>
          <chart:axis chart:dimension="y" chart:name="primary-y" chart:style-name="ch5">
            <chart:title svg:x="0.451cm" svg:y="10.335cm" chart:style-name="ch7">
              <text:p>Sequence length (Mb)</text:p>
            </chart:title>
          </chart:axis>
          <chart:axis chart:dimension="y" chart:name="secondary-y" chart:style-name="ch8"/>
          <chart:series chart:attached-axis="primary-y" chart:style-name="ch9" chart:values-cell-range-address="father.B8:father.CV8" chart:label-cell-address="father.A8:father.A8" chart:class="chart:line">
            <chart:data-point chart:repeated="99"/>
          </chart:series>
          <chart:series chart:attached-axis="primary-y" chart:style-name="ch10" chart:values-cell-range-address="father.B9:father.CV9" chart:label-cell-address="father.A9:father.A9" chart:class="chart:line">
            <chart:data-point chart:repeated="99"/>
          </chart:series>
          <chart:series chart:attached-axis="primary-y" chart:style-name="ch11" chart:values-cell-range-address="father.B10:father.CV10" chart:label-cell-address="father.A10:father.A10" chart:class="chart:line">
            <chart:data-point chart:repeated="99"/>
          </chart:series>
          <chart:series chart:attached-axis="primary-y" chart:style-name="ch12" chart:values-cell-range-address="father.B11:father.CV11" chart:label-cell-address="father.A11:father.A11" chart:class="chart:line">
            <chart:data-point chart:repeated="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ather.B7:father.CV7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55">
                <text:p>5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65">
                <text:p>6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75">
                <text:p>7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5">
                <text:p>8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90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95">
                <text:p>9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ather ONT assembly</text:p>
                <draw:g>
                  <svg:desc>father.A8:father.A8</svg:desc>
                </draw:g>
              </table:table-cell>
              <table:table-cell office:value-type="float" office:value="157.098391">
                <text:p>157.098391</text:p>
                <draw:g>
                  <svg:desc>father.B8:father.CV8</svg:desc>
                </draw:g>
              </table:table-cell>
              <table:table-cell office:value-type="float" office:value="157.098391">
                <text:p>157.098391</text:p>
              </table:table-cell>
              <table:table-cell office:value-type="float" office:value="157.098391">
                <text:p>157.098391</text:p>
              </table:table-cell>
              <table:table-cell office:value-type="float" office:value="157.098391">
                <text:p>157.098391</text:p>
              </table:table-cell>
              <table:table-cell office:value-type="float" office:value="157.098391">
                <text:p>157.098391</text:p>
              </table:table-cell>
              <table:table-cell office:value-type="float" office:value="137.082754">
                <text:p>137.082754</text:p>
              </table:table-cell>
              <table:table-cell office:value-type="float" office:value="137.082754">
                <text:p>137.082754</text:p>
              </table:table-cell>
              <table:table-cell office:value-type="float" office:value="137.082754">
                <text:p>137.082754</text:p>
              </table:table-cell>
              <table:table-cell office:value-type="float" office:value="137.082754">
                <text:p>137.082754</text:p>
              </table:table-cell>
              <table:table-cell office:value-type="float" office:value="137.082754">
                <text:p>137.082754</text:p>
              </table:table-cell>
              <table:table-cell office:value-type="float" office:value="134.321995">
                <text:p>134.321995</text:p>
              </table:table-cell>
              <table:table-cell office:value-type="float" office:value="134.321995">
                <text:p>134.321995</text:p>
              </table:table-cell>
              <table:table-cell office:value-type="float" office:value="134.321995">
                <text:p>134.321995</text:p>
              </table:table-cell>
              <table:table-cell office:value-type="float" office:value="134.321995">
                <text:p>134.321995</text:p>
              </table:table-cell>
              <table:table-cell office:value-type="float" office:value="134.321995">
                <text:p>134.321995</text:p>
              </table:table-cell>
              <table:table-cell office:value-type="float" office:value="122.214031">
                <text:p>122.214031</text:p>
              </table:table-cell>
              <table:table-cell office:value-type="float" office:value="122.214031">
                <text:p>122.214031</text:p>
              </table:table-cell>
              <table:table-cell office:value-type="float" office:value="122.214031">
                <text:p>122.214031</text:p>
              </table:table-cell>
              <table:table-cell office:value-type="float" office:value="122.214031">
                <text:p>122.214031</text:p>
              </table:table-cell>
              <table:table-cell office:value-type="float" office:value="122.214031">
                <text:p>122.214031</text:p>
              </table:table-cell>
              <table:table-cell office:value-type="float" office:value="122.008694">
                <text:p>122.008694</text:p>
              </table:table-cell>
              <table:table-cell office:value-type="float" office:value="122.008694">
                <text:p>122.008694</text:p>
              </table:table-cell>
              <table:table-cell office:value-type="float" office:value="122.008694">
                <text:p>122.008694</text:p>
              </table:table-cell>
              <table:table-cell office:value-type="float" office:value="122.008694">
                <text:p>122.008694</text:p>
              </table:table-cell>
              <table:table-cell office:value-type="float" office:value="119.712451">
                <text:p>119.712451</text:p>
              </table:table-cell>
              <table:table-cell office:value-type="float" office:value="119.712451">
                <text:p>119.712451</text:p>
              </table:table-cell>
              <table:table-cell office:value-type="float" office:value="119.712451">
                <text:p>119.712451</text:p>
              </table:table-cell>
              <table:table-cell office:value-type="float" office:value="119.712451">
                <text:p>119.712451</text:p>
              </table:table-cell>
              <table:table-cell office:value-type="float" office:value="119.712451">
                <text:p>119.712451</text:p>
              </table:table-cell>
              <table:table-cell office:value-type="float" office:value="118.965219">
                <text:p>118.965219</text:p>
              </table:table-cell>
              <table:table-cell office:value-type="float" office:value="118.965219">
                <text:p>118.965219</text:p>
              </table:table-cell>
              <table:table-cell office:value-type="float" office:value="118.965219">
                <text:p>118.965219</text:p>
              </table:table-cell>
              <table:table-cell office:value-type="float" office:value="118.965219">
                <text:p>118.965219</text:p>
              </table:table-cell>
              <table:table-cell office:value-type="float" office:value="109.852137">
                <text:p>109.852137</text:p>
              </table:table-cell>
              <table:table-cell office:value-type="float" office:value="109.852137">
                <text:p>109.852137</text:p>
              </table:table-cell>
              <table:table-cell office:value-type="float" office:value="109.852137">
                <text:p>109.852137</text:p>
              </table:table-cell>
              <table:table-cell office:value-type="float" office:value="109.852137">
                <text:p>109.852137</text:p>
              </table:table-cell>
              <table:table-cell office:value-type="float" office:value="108.910868">
                <text:p>108.910868</text:p>
              </table:table-cell>
              <table:table-cell office:value-type="float" office:value="108.910868">
                <text:p>108.910868</text:p>
              </table:table-cell>
              <table:table-cell office:value-type="float" office:value="108.910868">
                <text:p>108.910868</text:p>
              </table:table-cell>
              <table:table-cell office:value-type="float" office:value="108.910868">
                <text:p>108.910868</text:p>
              </table:table-cell>
              <table:table-cell office:value-type="float" office:value="107.686868">
                <text:p>107.686868</text:p>
              </table:table-cell>
              <table:table-cell office:value-type="float" office:value="107.686868">
                <text:p>107.686868</text:p>
              </table:table-cell>
              <table:table-cell office:value-type="float" office:value="107.686868">
                <text:p>107.686868</text:p>
              </table:table-cell>
              <table:table-cell office:value-type="float" office:value="107.686868">
                <text:p>107.686868</text:p>
              </table:table-cell>
              <table:table-cell office:value-type="float" office:value="104.841493">
                <text:p>104.841493</text:p>
              </table:table-cell>
              <table:table-cell office:value-type="float" office:value="104.841493">
                <text:p>104.841493</text:p>
              </table:table-cell>
              <table:table-cell office:value-type="float" office:value="104.841493">
                <text:p>104.841493</text:p>
              </table:table-cell>
              <table:table-cell office:value-type="float" office:value="104.841493">
                <text:p>104.841493</text:p>
              </table:table-cell>
              <table:table-cell office:value-type="float" office:value="87.851408">
                <text:p>87.851408</text:p>
              </table:table-cell>
              <table:table-cell office:value-type="float" office:value="87.851408">
                <text:p>87.851408</text:p>
              </table:table-cell>
              <table:table-cell office:value-type="float" office:value="87.851408">
                <text:p>87.851408</text:p>
              </table:table-cell>
              <table:table-cell office:value-type="float" office:value="84.228233">
                <text:p>84.228233</text:p>
              </table:table-cell>
              <table:table-cell office:value-type="float" office:value="84.228233">
                <text:p>84.228233</text:p>
              </table:table-cell>
              <table:table-cell office:value-type="float" office:value="84.228233">
                <text:p>84.228233</text:p>
              </table:table-cell>
              <table:table-cell office:value-type="float" office:value="84.228233">
                <text:p>84.228233</text:p>
              </table:table-cell>
              <table:table-cell office:value-type="float" office:value="83.628013">
                <text:p>83.628013</text:p>
              </table:table-cell>
              <table:table-cell office:value-type="float" office:value="83.628013">
                <text:p>83.628013</text:p>
              </table:table-cell>
              <table:table-cell office:value-type="float" office:value="83.628013">
                <text:p>83.628013</text:p>
              </table:table-cell>
              <table:table-cell office:value-type="float" office:value="82.41458">
                <text:p>82.41458</text:p>
              </table:table-cell>
              <table:table-cell office:value-type="float" office:value="82.41458">
                <text:p>82.41458</text:p>
              </table:table-cell>
              <table:table-cell office:value-type="float" office:value="82.41458">
                <text:p>82.41458</text:p>
              </table:table-cell>
              <table:table-cell office:value-type="float" office:value="82.166027">
                <text:p>82.166027</text:p>
              </table:table-cell>
              <table:table-cell office:value-type="float" office:value="82.166027">
                <text:p>82.166027</text:p>
              </table:table-cell>
              <table:table-cell office:value-type="float" office:value="82.166027">
                <text:p>82.166027</text:p>
              </table:table-cell>
              <table:table-cell office:value-type="float" office:value="79.483688">
                <text:p>79.483688</text:p>
              </table:table-cell>
              <table:table-cell office:value-type="float" office:value="79.483688">
                <text:p>79.483688</text:p>
              </table:table-cell>
              <table:table-cell office:value-type="float" office:value="79.483688">
                <text:p>79.483688</text:p>
              </table:table-cell>
              <table:table-cell office:value-type="float" office:value="74.123605">
                <text:p>74.123605</text:p>
              </table:table-cell>
              <table:table-cell office:value-type="float" office:value="74.123605">
                <text:p>74.123605</text:p>
              </table:table-cell>
              <table:table-cell office:value-type="float" office:value="71.895891">
                <text:p>71.895891</text:p>
              </table:table-cell>
              <table:table-cell office:value-type="float" office:value="71.895891">
                <text:p>71.895891</text:p>
              </table:table-cell>
              <table:table-cell office:value-type="float" office:value="71.895891">
                <text:p>71.895891</text:p>
              </table:table-cell>
              <table:table-cell office:value-type="float" office:value="67.445">
                <text:p>67.445</text:p>
              </table:table-cell>
              <table:table-cell office:value-type="float" office:value="67.445">
                <text:p>67.445</text:p>
              </table:table-cell>
              <table:table-cell office:value-type="float" office:value="67.445">
                <text:p>67.445</text:p>
              </table:table-cell>
              <table:table-cell office:value-type="float" office:value="64.216935">
                <text:p>64.216935</text:p>
              </table:table-cell>
              <table:table-cell office:value-type="float" office:value="64.216935">
                <text:p>64.216935</text:p>
              </table:table-cell>
              <table:table-cell office:value-type="float" office:value="63.938287">
                <text:p>63.938287</text:p>
              </table:table-cell>
              <table:table-cell office:value-type="float" office:value="63.938287">
                <text:p>63.938287</text:p>
              </table:table-cell>
              <table:table-cell office:value-type="float" office:value="62.361966">
                <text:p>62.361966</text:p>
              </table:table-cell>
              <table:table-cell office:value-type="float" office:value="62.361966">
                <text:p>62.361966</text:p>
              </table:table-cell>
              <table:table-cell office:value-type="float" office:value="62.361966">
                <text:p>62.361966</text:p>
              </table:table-cell>
              <table:table-cell office:value-type="float" office:value="60.830266">
                <text:p>60.830266</text:p>
              </table:table-cell>
              <table:table-cell office:value-type="float" office:value="60.830266">
                <text:p>60.830266</text:p>
              </table:table-cell>
              <table:table-cell office:value-type="float" office:value="51.657834">
                <text:p>51.657834</text:p>
              </table:table-cell>
              <table:table-cell office:value-type="float" office:value="51.657834">
                <text:p>51.657834</text:p>
              </table:table-cell>
              <table:table-cell office:value-type="float" office:value="51.378912">
                <text:p>51.378912</text:p>
              </table:table-cell>
              <table:table-cell office:value-type="float" office:value="51.378912">
                <text:p>51.378912</text:p>
              </table:table-cell>
              <table:table-cell office:value-type="float" office:value="46.112862">
                <text:p>46.112862</text:p>
              </table:table-cell>
              <table:table-cell office:value-type="float" office:value="46.000289">
                <text:p>46.000289</text:p>
              </table:table-cell>
              <table:table-cell office:value-type="float" office:value="46.000289">
                <text:p>46.000289</text:p>
              </table:table-cell>
              <table:table-cell office:value-type="float" office:value="45.591743">
                <text:p>45.591743</text:p>
              </table:table-cell>
              <table:table-cell office:value-type="float" office:value="45.591743">
                <text:p>45.591743</text:p>
              </table:table-cell>
              <table:table-cell office:value-type="float" office:value="42.319995">
                <text:p>42.319995</text:p>
              </table:table-cell>
              <table:table-cell office:value-type="float" office:value="21.463927">
                <text:p>21.463927</text:p>
              </table:table-cell>
              <table:table-cell office:value-type="float" office:value="21.454258">
                <text:p>21.454258</text:p>
              </table:table-cell>
              <table:table-cell office:value-type="float" office:value="1.905281">
                <text:p>1.905281</text:p>
              </table:table-cell>
              <table:table-cell office:value-type="float" office:value="0.193021">
                <text:p>0.193021</text:p>
              </table:table-cell>
            </table:table-row>
            <table:table-row>
              <table:table-cell office:value-type="string">
                <text:p>mother ONT assembly</text:p>
                <draw:g>
                  <svg:desc>father.A9:father.A9</svg:desc>
                </draw:g>
              </table:table-cell>
              <table:table-cell office:value-type="float" office:value="157.620661">
                <text:p>157.620661</text:p>
                <draw:g>
                  <svg:desc>father.B9:father.CV9</svg:desc>
                </draw:g>
              </table:table-cell>
              <table:table-cell office:value-type="float" office:value="157.620661">
                <text:p>157.620661</text:p>
              </table:table-cell>
              <table:table-cell office:value-type="float" office:value="157.620661">
                <text:p>157.620661</text:p>
              </table:table-cell>
              <table:table-cell office:value-type="float" office:value="157.620661">
                <text:p>157.620661</text:p>
              </table:table-cell>
              <table:table-cell office:value-type="float" office:value="157.620661">
                <text:p>157.620661</text:p>
              </table:table-cell>
              <table:table-cell office:value-type="float" office:value="144.429702">
                <text:p>144.429702</text:p>
              </table:table-cell>
              <table:table-cell office:value-type="float" office:value="144.429702">
                <text:p>144.429702</text:p>
              </table:table-cell>
              <table:table-cell office:value-type="float" office:value="144.429702">
                <text:p>144.429702</text:p>
              </table:table-cell>
              <table:table-cell office:value-type="float" office:value="144.429702">
                <text:p>144.429702</text:p>
              </table:table-cell>
              <table:table-cell office:value-type="float" office:value="144.429702">
                <text:p>144.429702</text:p>
              </table:table-cell>
              <table:table-cell office:value-type="float" office:value="144.429702">
                <text:p>144.429702</text:p>
              </table:table-cell>
              <table:table-cell office:value-type="float" office:value="137.045828">
                <text:p>137.045828</text:p>
              </table:table-cell>
              <table:table-cell office:value-type="float" office:value="137.045828">
                <text:p>137.045828</text:p>
              </table:table-cell>
              <table:table-cell office:value-type="float" office:value="137.045828">
                <text:p>137.045828</text:p>
              </table:table-cell>
              <table:table-cell office:value-type="float" office:value="137.045828">
                <text:p>137.045828</text:p>
              </table:table-cell>
              <table:table-cell office:value-type="float" office:value="137.045828">
                <text:p>137.045828</text:p>
              </table:table-cell>
              <table:table-cell office:value-type="float" office:value="121.09171">
                <text:p>121.09171</text:p>
              </table:table-cell>
              <table:table-cell office:value-type="float" office:value="121.09171">
                <text:p>121.09171</text:p>
              </table:table-cell>
              <table:table-cell office:value-type="float" office:value="121.09171">
                <text:p>121.09171</text:p>
              </table:table-cell>
              <table:table-cell office:value-type="float" office:value="121.09171">
                <text:p>121.09171</text:p>
              </table:table-cell>
              <table:table-cell office:value-type="float" office:value="120.32009">
                <text:p>120.32009</text:p>
              </table:table-cell>
              <table:table-cell office:value-type="float" office:value="120.32009">
                <text:p>120.32009</text:p>
              </table:table-cell>
              <table:table-cell office:value-type="float" office:value="120.32009">
                <text:p>120.32009</text:p>
              </table:table-cell>
              <table:table-cell office:value-type="float" office:value="120.32009">
                <text:p>120.32009</text:p>
              </table:table-cell>
              <table:table-cell office:value-type="float" office:value="120.32009">
                <text:p>120.32009</text:p>
              </table:table-cell>
              <table:table-cell office:value-type="float" office:value="118.18841">
                <text:p>118.18841</text:p>
              </table:table-cell>
              <table:table-cell office:value-type="float" office:value="118.18841">
                <text:p>118.18841</text:p>
              </table:table-cell>
              <table:table-cell office:value-type="float" office:value="118.18841">
                <text:p>118.18841</text:p>
              </table:table-cell>
              <table:table-cell office:value-type="float" office:value="118.18841">
                <text:p>118.18841</text:p>
              </table:table-cell>
              <table:table-cell office:value-type="float" office:value="115.857549">
                <text:p>115.857549</text:p>
              </table:table-cell>
              <table:table-cell office:value-type="float" office:value="115.857549">
                <text:p>115.857549</text:p>
              </table:table-cell>
              <table:table-cell office:value-type="float" office:value="115.857549">
                <text:p>115.857549</text:p>
              </table:table-cell>
              <table:table-cell office:value-type="float" office:value="115.857549">
                <text:p>115.857549</text:p>
              </table:table-cell>
              <table:table-cell office:value-type="float" office:value="113.057729">
                <text:p>113.057729</text:p>
              </table:table-cell>
              <table:table-cell office:value-type="float" office:value="113.057729">
                <text:p>113.057729</text:p>
              </table:table-cell>
              <table:table-cell office:value-type="float" office:value="113.057729">
                <text:p>113.057729</text:p>
              </table:table-cell>
              <table:table-cell office:value-type="float" office:value="113.057729">
                <text:p>113.057729</text:p>
              </table:table-cell>
              <table:table-cell office:value-type="float" office:value="113.057729">
                <text:p>113.057729</text:p>
              </table:table-cell>
              <table:table-cell office:value-type="float" office:value="110.353496">
                <text:p>110.353496</text:p>
              </table:table-cell>
              <table:table-cell office:value-type="float" office:value="110.353496">
                <text:p>110.353496</text:p>
              </table:table-cell>
              <table:table-cell office:value-type="float" office:value="110.353496">
                <text:p>110.353496</text:p>
              </table:table-cell>
              <table:table-cell office:value-type="float" office:value="110.353496">
                <text:p>110.353496</text:p>
              </table:table-cell>
              <table:table-cell office:value-type="float" office:value="107.051806">
                <text:p>107.051806</text:p>
              </table:table-cell>
              <table:table-cell office:value-type="float" office:value="107.051806">
                <text:p>107.051806</text:p>
              </table:table-cell>
              <table:table-cell office:value-type="float" office:value="107.051806">
                <text:p>107.051806</text:p>
              </table:table-cell>
              <table:table-cell office:value-type="float" office:value="107.051806">
                <text:p>107.051806</text:p>
              </table:table-cell>
              <table:table-cell office:value-type="float" office:value="105.283143">
                <text:p>105.283143</text:p>
              </table:table-cell>
              <table:table-cell office:value-type="float" office:value="105.283143">
                <text:p>105.283143</text:p>
              </table:table-cell>
              <table:table-cell office:value-type="float" office:value="105.283143">
                <text:p>105.283143</text:p>
              </table:table-cell>
              <table:table-cell office:value-type="float" office:value="105.283143">
                <text:p>105.283143</text:p>
              </table:table-cell>
              <table:table-cell office:value-type="float" office:value="101.781768">
                <text:p>101.781768</text:p>
              </table:table-cell>
              <table:table-cell office:value-type="float" office:value="101.781768">
                <text:p>101.781768</text:p>
              </table:table-cell>
              <table:table-cell office:value-type="float" office:value="101.781768">
                <text:p>101.781768</text:p>
              </table:table-cell>
              <table:table-cell office:value-type="float" office:value="91.26081">
                <text:p>91.26081</text:p>
              </table:table-cell>
              <table:table-cell office:value-type="float" office:value="91.26081">
                <text:p>91.26081</text:p>
              </table:table-cell>
              <table:table-cell office:value-type="float" office:value="91.26081">
                <text:p>91.26081</text:p>
              </table:table-cell>
              <table:table-cell office:value-type="float" office:value="91.26081">
                <text:p>91.26081</text:p>
              </table:table-cell>
              <table:table-cell office:value-type="float" office:value="83.35029">
                <text:p>83.35029</text:p>
              </table:table-cell>
              <table:table-cell office:value-type="float" office:value="83.35029">
                <text:p>83.35029</text:p>
              </table:table-cell>
              <table:table-cell office:value-type="float" office:value="83.35029">
                <text:p>83.35029</text:p>
              </table:table-cell>
              <table:table-cell office:value-type="float" office:value="82.933731">
                <text:p>82.933731</text:p>
              </table:table-cell>
              <table:table-cell office:value-type="float" office:value="82.933731">
                <text:p>82.933731</text:p>
              </table:table-cell>
              <table:table-cell office:value-type="float" office:value="82.933731">
                <text:p>82.933731</text:p>
              </table:table-cell>
              <table:table-cell office:value-type="float" office:value="81.907031">
                <text:p>81.907031</text:p>
              </table:table-cell>
              <table:table-cell office:value-type="float" office:value="81.907031">
                <text:p>81.907031</text:p>
              </table:table-cell>
              <table:table-cell office:value-type="float" office:value="81.907031">
                <text:p>81.907031</text:p>
              </table:table-cell>
              <table:table-cell office:value-type="float" office:value="80.711354">
                <text:p>80.711354</text:p>
              </table:table-cell>
              <table:table-cell office:value-type="float" office:value="80.711354">
                <text:p>80.711354</text:p>
              </table:table-cell>
              <table:table-cell office:value-type="float" office:value="80.711354">
                <text:p>80.711354</text:p>
              </table:table-cell>
              <table:table-cell office:value-type="float" office:value="73.155117">
                <text:p>73.155117</text:p>
              </table:table-cell>
              <table:table-cell office:value-type="float" office:value="73.155117">
                <text:p>73.155117</text:p>
              </table:table-cell>
              <table:table-cell office:value-type="float" office:value="73.155117">
                <text:p>73.155117</text:p>
              </table:table-cell>
              <table:table-cell office:value-type="float" office:value="70.112264">
                <text:p>70.112264</text:p>
              </table:table-cell>
              <table:table-cell office:value-type="float" office:value="70.112264">
                <text:p>70.112264</text:p>
              </table:table-cell>
              <table:table-cell office:value-type="float" office:value="65.086089">
                <text:p>65.086089</text:p>
              </table:table-cell>
              <table:table-cell office:value-type="float" office:value="65.086089">
                <text:p>65.086089</text:p>
              </table:table-cell>
              <table:table-cell office:value-type="float" office:value="65.086089">
                <text:p>65.086089</text:p>
              </table:table-cell>
              <table:table-cell office:value-type="float" office:value="63.572311">
                <text:p>63.572311</text:p>
              </table:table-cell>
              <table:table-cell office:value-type="float" office:value="63.572311">
                <text:p>63.572311</text:p>
              </table:table-cell>
              <table:table-cell office:value-type="float" office:value="62.733288">
                <text:p>62.733288</text:p>
              </table:table-cell>
              <table:table-cell office:value-type="float" office:value="62.733288">
                <text:p>62.733288</text:p>
              </table:table-cell>
              <table:table-cell office:value-type="float" office:value="61.460249">
                <text:p>61.460249</text:p>
              </table:table-cell>
              <table:table-cell office:value-type="float" office:value="61.460249">
                <text:p>61.460249</text:p>
              </table:table-cell>
              <table:table-cell office:value-type="float" office:value="61.460249">
                <text:p>61.460249</text:p>
              </table:table-cell>
              <table:table-cell office:value-type="float" office:value="60.913882">
                <text:p>60.913882</text:p>
              </table:table-cell>
              <table:table-cell office:value-type="float" office:value="60.913882">
                <text:p>60.913882</text:p>
              </table:table-cell>
              <table:table-cell office:value-type="float" office:value="52.302722">
                <text:p>52.302722</text:p>
              </table:table-cell>
              <table:table-cell office:value-type="float" office:value="52.302722">
                <text:p>52.302722</text:p>
              </table:table-cell>
              <table:table-cell office:value-type="float" office:value="51.57148">
                <text:p>51.57148</text:p>
              </table:table-cell>
              <table:table-cell office:value-type="float" office:value="51.57148">
                <text:p>51.57148</text:p>
              </table:table-cell>
              <table:table-cell office:value-type="float" office:value="50.951037">
                <text:p>50.951037</text:p>
              </table:table-cell>
              <table:table-cell office:value-type="float" office:value="50.951037">
                <text:p>50.951037</text:p>
              </table:table-cell>
              <table:table-cell office:value-type="float" office:value="46.082713">
                <text:p>46.082713</text:p>
              </table:table-cell>
              <table:table-cell office:value-type="float" office:value="41.92948">
                <text:p>41.92948</text:p>
              </table:table-cell>
              <table:table-cell office:value-type="float" office:value="41.92948">
                <text:p>41.92948</text:p>
              </table:table-cell>
              <table:table-cell office:value-type="float" office:value="41.160539">
                <text:p>41.160539</text:p>
              </table:table-cell>
              <table:table-cell office:value-type="float" office:value="32.554883">
                <text:p>32.554883</text:p>
              </table:table-cell>
              <table:table-cell office:value-type="float" office:value="20.89633">
                <text:p>20.89633</text:p>
              </table:table-cell>
              <table:table-cell office:value-type="float" office:value="8.821875">
                <text:p>8.821875</text:p>
              </table:table-cell>
            </table:table-row>
            <table:table-row>
              <table:table-cell office:value-type="string">
                <text:p>Offspring ONT assembly</text:p>
                <draw:g>
                  <svg:desc>father.A10:father.A10</svg:desc>
                </draw:g>
              </table:table-cell>
              <table:table-cell office:value-type="float" office:value="156.401018">
                <text:p>156.401018</text:p>
                <draw:g>
                  <svg:desc>father.B10:father.CV10</svg:desc>
                </draw:g>
              </table:table-cell>
              <table:table-cell office:value-type="float" office:value="156.401018">
                <text:p>156.401018</text:p>
              </table:table-cell>
              <table:table-cell office:value-type="float" office:value="156.401018">
                <text:p>156.401018</text:p>
              </table:table-cell>
              <table:table-cell office:value-type="float" office:value="156.401018">
                <text:p>156.401018</text:p>
              </table:table-cell>
              <table:table-cell office:value-type="float" office:value="156.401018">
                <text:p>156.401018</text:p>
              </table:table-cell>
              <table:table-cell office:value-type="float" office:value="137.219967">
                <text:p>137.219967</text:p>
              </table:table-cell>
              <table:table-cell office:value-type="float" office:value="137.219967">
                <text:p>137.219967</text:p>
              </table:table-cell>
              <table:table-cell office:value-type="float" office:value="137.219967">
                <text:p>137.219967</text:p>
              </table:table-cell>
              <table:table-cell office:value-type="float" office:value="137.219967">
                <text:p>137.219967</text:p>
              </table:table-cell>
              <table:table-cell office:value-type="float" office:value="137.219967">
                <text:p>137.219967</text:p>
              </table:table-cell>
              <table:table-cell office:value-type="float" office:value="135.017872">
                <text:p>135.017872</text:p>
              </table:table-cell>
              <table:table-cell office:value-type="float" office:value="135.017872">
                <text:p>135.017872</text:p>
              </table:table-cell>
              <table:table-cell office:value-type="float" office:value="135.017872">
                <text:p>135.017872</text:p>
              </table:table-cell>
              <table:table-cell office:value-type="float" office:value="135.017872">
                <text:p>135.017872</text:p>
              </table:table-cell>
              <table:table-cell office:value-type="float" office:value="135.017872">
                <text:p>135.017872</text:p>
              </table:table-cell>
              <table:table-cell office:value-type="float" office:value="119.316933">
                <text:p>119.316933</text:p>
              </table:table-cell>
              <table:table-cell office:value-type="float" office:value="119.316933">
                <text:p>119.316933</text:p>
              </table:table-cell>
              <table:table-cell office:value-type="float" office:value="119.316933">
                <text:p>119.316933</text:p>
              </table:table-cell>
              <table:table-cell office:value-type="float" office:value="119.316933">
                <text:p>119.316933</text:p>
              </table:table-cell>
              <table:table-cell office:value-type="float" office:value="119.316933">
                <text:p>119.316933</text:p>
              </table:table-cell>
              <table:table-cell office:value-type="float" office:value="118.958293">
                <text:p>118.958293</text:p>
              </table:table-cell>
              <table:table-cell office:value-type="float" office:value="118.958293">
                <text:p>118.958293</text:p>
              </table:table-cell>
              <table:table-cell office:value-type="float" office:value="118.958293">
                <text:p>118.958293</text:p>
              </table:table-cell>
              <table:table-cell office:value-type="float" office:value="118.958293">
                <text:p>118.958293</text:p>
              </table:table-cell>
              <table:table-cell office:value-type="float" office:value="117.912971">
                <text:p>117.912971</text:p>
              </table:table-cell>
              <table:table-cell office:value-type="float" office:value="117.912971">
                <text:p>117.912971</text:p>
              </table:table-cell>
              <table:table-cell office:value-type="float" office:value="117.912971">
                <text:p>117.912971</text:p>
              </table:table-cell>
              <table:table-cell office:value-type="float" office:value="117.912971">
                <text:p>117.912971</text:p>
              </table:table-cell>
              <table:table-cell office:value-type="float" office:value="117.912971">
                <text:p>117.912971</text:p>
              </table:table-cell>
              <table:table-cell office:value-type="float" office:value="117.670253">
                <text:p>117.670253</text:p>
              </table:table-cell>
              <table:table-cell office:value-type="float" office:value="117.670253">
                <text:p>117.670253</text:p>
              </table:table-cell>
              <table:table-cell office:value-type="float" office:value="117.670253">
                <text:p>117.670253</text:p>
              </table:table-cell>
              <table:table-cell office:value-type="float" office:value="117.670253">
                <text:p>117.670253</text:p>
              </table:table-cell>
              <table:table-cell office:value-type="float" office:value="111.541023">
                <text:p>111.541023</text:p>
              </table:table-cell>
              <table:table-cell office:value-type="float" office:value="111.541023">
                <text:p>111.541023</text:p>
              </table:table-cell>
              <table:table-cell office:value-type="float" office:value="111.541023">
                <text:p>111.541023</text:p>
              </table:table-cell>
              <table:table-cell office:value-type="float" office:value="111.541023">
                <text:p>111.541023</text:p>
              </table:table-cell>
              <table:table-cell office:value-type="float" office:value="110.008012">
                <text:p>110.008012</text:p>
              </table:table-cell>
              <table:table-cell office:value-type="float" office:value="110.008012">
                <text:p>110.008012</text:p>
              </table:table-cell>
              <table:table-cell office:value-type="float" office:value="110.008012">
                <text:p>110.008012</text:p>
              </table:table-cell>
              <table:table-cell office:value-type="float" office:value="110.008012">
                <text:p>110.008012</text:p>
              </table:table-cell>
              <table:table-cell office:value-type="float" office:value="105.9007">
                <text:p>105.9007</text:p>
              </table:table-cell>
              <table:table-cell office:value-type="float" office:value="105.9007">
                <text:p>105.9007</text:p>
              </table:table-cell>
              <table:table-cell office:value-type="float" office:value="105.9007">
                <text:p>105.9007</text:p>
              </table:table-cell>
              <table:table-cell office:value-type="float" office:value="105.9007">
                <text:p>105.9007</text:p>
              </table:table-cell>
              <table:table-cell office:value-type="float" office:value="101.24831">
                <text:p>101.24831</text:p>
              </table:table-cell>
              <table:table-cell office:value-type="float" office:value="101.24831">
                <text:p>101.24831</text:p>
              </table:table-cell>
              <table:table-cell office:value-type="float" office:value="101.24831">
                <text:p>101.24831</text:p>
              </table:table-cell>
              <table:table-cell office:value-type="float" office:value="101.24831">
                <text:p>101.24831</text:p>
              </table:table-cell>
              <table:table-cell office:value-type="float" office:value="100.95981">
                <text:p>100.95981</text:p>
              </table:table-cell>
              <table:table-cell office:value-type="float" office:value="100.95981">
                <text:p>100.95981</text:p>
              </table:table-cell>
              <table:table-cell office:value-type="float" office:value="100.95981">
                <text:p>100.95981</text:p>
              </table:table-cell>
              <table:table-cell office:value-type="float" office:value="100.95981">
                <text:p>100.95981</text:p>
              </table:table-cell>
              <table:table-cell office:value-type="float" office:value="86.153424">
                <text:p>86.153424</text:p>
              </table:table-cell>
              <table:table-cell office:value-type="float" office:value="86.153424">
                <text:p>86.153424</text:p>
              </table:table-cell>
              <table:table-cell office:value-type="float" office:value="86.153424">
                <text:p>86.153424</text:p>
              </table:table-cell>
              <table:table-cell office:value-type="float" office:value="81.926322">
                <text:p>81.926322</text:p>
              </table:table-cell>
              <table:table-cell office:value-type="float" office:value="81.926322">
                <text:p>81.926322</text:p>
              </table:table-cell>
              <table:table-cell office:value-type="float" office:value="81.926322">
                <text:p>81.926322</text:p>
              </table:table-cell>
              <table:table-cell office:value-type="float" office:value="81.341607">
                <text:p>81.341607</text:p>
              </table:table-cell>
              <table:table-cell office:value-type="float" office:value="81.341607">
                <text:p>81.341607</text:p>
              </table:table-cell>
              <table:table-cell office:value-type="float" office:value="81.341607">
                <text:p>81.341607</text:p>
              </table:table-cell>
              <table:table-cell office:value-type="float" office:value="80.170171">
                <text:p>80.170171</text:p>
              </table:table-cell>
              <table:table-cell office:value-type="float" office:value="80.170171">
                <text:p>80.170171</text:p>
              </table:table-cell>
              <table:table-cell office:value-type="float" office:value="80.170171">
                <text:p>80.170171</text:p>
              </table:table-cell>
              <table:table-cell office:value-type="float" office:value="79.994754">
                <text:p>79.994754</text:p>
              </table:table-cell>
              <table:table-cell office:value-type="float" office:value="79.994754">
                <text:p>79.994754</text:p>
              </table:table-cell>
              <table:table-cell office:value-type="float" office:value="79.994754">
                <text:p>79.994754</text:p>
              </table:table-cell>
              <table:table-cell office:value-type="float" office:value="72.237041">
                <text:p>72.237041</text:p>
              </table:table-cell>
              <table:table-cell office:value-type="float" office:value="72.237041">
                <text:p>72.237041</text:p>
              </table:table-cell>
              <table:table-cell office:value-type="float" office:value="70.772257">
                <text:p>70.772257</text:p>
              </table:table-cell>
              <table:table-cell office:value-type="float" office:value="70.772257">
                <text:p>70.772257</text:p>
              </table:table-cell>
              <table:table-cell office:value-type="float" office:value="70.772257">
                <text:p>70.772257</text:p>
              </table:table-cell>
              <table:table-cell office:value-type="float" office:value="67.132975">
                <text:p>67.132975</text:p>
              </table:table-cell>
              <table:table-cell office:value-type="float" office:value="67.132975">
                <text:p>67.132975</text:p>
              </table:table-cell>
              <table:table-cell office:value-type="float" office:value="62.951961">
                <text:p>62.951961</text:p>
              </table:table-cell>
              <table:table-cell office:value-type="float" office:value="62.951961">
                <text:p>62.951961</text:p>
              </table:table-cell>
              <table:table-cell office:value-type="float" office:value="62.951961">
                <text:p>62.951961</text:p>
              </table:table-cell>
              <table:table-cell office:value-type="float" office:value="62.724272">
                <text:p>62.724272</text:p>
              </table:table-cell>
              <table:table-cell office:value-type="float" office:value="62.724272">
                <text:p>62.724272</text:p>
              </table:table-cell>
              <table:table-cell office:value-type="float" office:value="60.236239">
                <text:p>60.236239</text:p>
              </table:table-cell>
              <table:table-cell office:value-type="float" office:value="60.236239">
                <text:p>60.236239</text:p>
              </table:table-cell>
              <table:table-cell office:value-type="float" office:value="59.953666">
                <text:p>59.953666</text:p>
              </table:table-cell>
              <table:table-cell office:value-type="float" office:value="59.953666">
                <text:p>59.953666</text:p>
              </table:table-cell>
              <table:table-cell office:value-type="float" office:value="59.953666">
                <text:p>59.953666</text:p>
              </table:table-cell>
              <table:table-cell office:value-type="float" office:value="50.978884">
                <text:p>50.978884</text:p>
              </table:table-cell>
              <table:table-cell office:value-type="float" office:value="50.697882">
                <text:p>50.697882</text:p>
              </table:table-cell>
              <table:table-cell office:value-type="float" office:value="50.697882">
                <text:p>50.697882</text:p>
              </table:table-cell>
              <table:table-cell office:value-type="float" office:value="48.413668">
                <text:p>48.413668</text:p>
              </table:table-cell>
              <table:table-cell office:value-type="float" office:value="48.413668">
                <text:p>48.413668</text:p>
              </table:table-cell>
              <table:table-cell office:value-type="float" office:value="44.700481">
                <text:p>44.700481</text:p>
              </table:table-cell>
              <table:table-cell office:value-type="float" office:value="44.700481">
                <text:p>44.700481</text:p>
              </table:table-cell>
              <table:table-cell office:value-type="float" office:value="43.67678">
                <text:p>43.67678</text:p>
              </table:table-cell>
              <table:table-cell office:value-type="float" office:value="42.112021">
                <text:p>42.112021</text:p>
              </table:table-cell>
              <table:table-cell office:value-type="float" office:value="42.112021">
                <text:p>42.112021</text:p>
              </table:table-cell>
              <table:table-cell office:value-type="float" office:value="0.22802">
                <text:p>0.22802</text:p>
              </table:table-cell>
              <table:table-cell office:value-type="float" office:value="0.079062">
                <text:p>0.079062</text:p>
              </table:table-cell>
              <table:table-cell office:value-type="float" office:value="0.040084">
                <text:p>0.040084</text:p>
              </table:table-cell>
              <table:table-cell office:value-type="float" office:value="0.022675">
                <text:p>0.022675</text:p>
              </table:table-cell>
            </table:table-row>
            <table:table-row>
              <table:table-cell office:value-type="string">
                <text:p>Offspring2 HiFi assembly</text:p>
                <draw:g>
                  <svg:desc>father.A11:father.A11</svg:desc>
                </draw:g>
              </table:table-cell>
              <table:table-cell office:value-type="float" office:value="175.340775">
                <text:p>175.340775</text:p>
                <draw:g>
                  <svg:desc>father.B11:father.CV11</svg:desc>
                </draw:g>
              </table:table-cell>
              <table:table-cell office:value-type="float" office:value="175.340775">
                <text:p>175.340775</text:p>
              </table:table-cell>
              <table:table-cell office:value-type="float" office:value="175.340775">
                <text:p>175.340775</text:p>
              </table:table-cell>
              <table:table-cell office:value-type="float" office:value="175.340775">
                <text:p>175.340775</text:p>
              </table:table-cell>
              <table:table-cell office:value-type="float" office:value="175.340775">
                <text:p>175.340775</text:p>
              </table:table-cell>
              <table:table-cell office:value-type="float" office:value="175.340775">
                <text:p>175.340775</text:p>
              </table:table-cell>
              <table:table-cell office:value-type="float" office:value="158.432916">
                <text:p>158.432916</text:p>
              </table:table-cell>
              <table:table-cell office:value-type="float" office:value="158.432916">
                <text:p>158.432916</text:p>
              </table:table-cell>
              <table:table-cell office:value-type="float" office:value="158.432916">
                <text:p>158.432916</text:p>
              </table:table-cell>
              <table:table-cell office:value-type="float" office:value="158.432916">
                <text:p>158.432916</text:p>
              </table:table-cell>
              <table:table-cell office:value-type="float" office:value="158.432916">
                <text:p>158.432916</text:p>
              </table:table-cell>
              <table:table-cell office:value-type="float" office:value="158.432916">
                <text:p>158.432916</text:p>
              </table:table-cell>
              <table:table-cell office:value-type="float" office:value="138.626663">
                <text:p>138.626663</text:p>
              </table:table-cell>
              <table:table-cell office:value-type="float" office:value="138.626663">
                <text:p>138.626663</text:p>
              </table:table-cell>
              <table:table-cell office:value-type="float" office:value="138.626663">
                <text:p>138.626663</text:p>
              </table:table-cell>
              <table:table-cell office:value-type="float" office:value="138.626663">
                <text:p>138.626663</text:p>
              </table:table-cell>
              <table:table-cell office:value-type="float" office:value="138.626663">
                <text:p>138.626663</text:p>
              </table:table-cell>
              <table:table-cell office:value-type="float" office:value="126.368479">
                <text:p>126.368479</text:p>
              </table:table-cell>
              <table:table-cell office:value-type="float" office:value="126.368479">
                <text:p>126.368479</text:p>
              </table:table-cell>
              <table:table-cell office:value-type="float" office:value="126.368479">
                <text:p>126.368479</text:p>
              </table:table-cell>
              <table:table-cell office:value-type="float" office:value="126.368479">
                <text:p>126.368479</text:p>
              </table:table-cell>
              <table:table-cell office:value-type="float" office:value="126.368479">
                <text:p>126.368479</text:p>
              </table:table-cell>
              <table:table-cell office:value-type="float" office:value="124.824225">
                <text:p>124.824225</text:p>
              </table:table-cell>
              <table:table-cell office:value-type="float" office:value="124.824225">
                <text:p>124.824225</text:p>
              </table:table-cell>
              <table:table-cell office:value-type="float" office:value="124.824225">
                <text:p>124.824225</text:p>
              </table:table-cell>
              <table:table-cell office:value-type="float" office:value="124.824225">
                <text:p>124.824225</text:p>
              </table:table-cell>
              <table:table-cell office:value-type="float" office:value="122.947849">
                <text:p>122.947849</text:p>
              </table:table-cell>
              <table:table-cell office:value-type="float" office:value="122.947849">
                <text:p>122.947849</text:p>
              </table:table-cell>
              <table:table-cell office:value-type="float" office:value="122.947849">
                <text:p>122.947849</text:p>
              </table:table-cell>
              <table:table-cell office:value-type="float" office:value="122.947849">
                <text:p>122.947849</text:p>
              </table:table-cell>
              <table:table-cell office:value-type="float" office:value="122.947849">
                <text:p>122.947849</text:p>
              </table:table-cell>
              <table:table-cell office:value-type="float" office:value="118.810076">
                <text:p>118.810076</text:p>
              </table:table-cell>
              <table:table-cell office:value-type="float" office:value="118.810076">
                <text:p>118.810076</text:p>
              </table:table-cell>
              <table:table-cell office:value-type="float" office:value="118.810076">
                <text:p>118.810076</text:p>
              </table:table-cell>
              <table:table-cell office:value-type="float" office:value="118.810076">
                <text:p>118.810076</text:p>
              </table:table-cell>
              <table:table-cell office:value-type="float" office:value="115.562793">
                <text:p>115.562793</text:p>
              </table:table-cell>
              <table:table-cell office:value-type="float" office:value="115.562793">
                <text:p>115.562793</text:p>
              </table:table-cell>
              <table:table-cell office:value-type="float" office:value="115.562793">
                <text:p>115.562793</text:p>
              </table:table-cell>
              <table:table-cell office:value-type="float" office:value="115.562793">
                <text:p>115.562793</text:p>
              </table:table-cell>
              <table:table-cell office:value-type="float" office:value="115.562793">
                <text:p>115.562793</text:p>
              </table:table-cell>
              <table:table-cell office:value-type="float" office:value="114.946149">
                <text:p>114.946149</text:p>
              </table:table-cell>
              <table:table-cell office:value-type="float" office:value="114.946149">
                <text:p>114.946149</text:p>
              </table:table-cell>
              <table:table-cell office:value-type="float" office:value="114.946149">
                <text:p>114.946149</text:p>
              </table:table-cell>
              <table:table-cell office:value-type="float" office:value="114.946149">
                <text:p>114.946149</text:p>
              </table:table-cell>
              <table:table-cell office:value-type="float" office:value="111.379434">
                <text:p>111.379434</text:p>
              </table:table-cell>
              <table:table-cell office:value-type="float" office:value="111.379434">
                <text:p>111.379434</text:p>
              </table:table-cell>
              <table:table-cell office:value-type="float" office:value="111.379434">
                <text:p>111.379434</text:p>
              </table:table-cell>
              <table:table-cell office:value-type="float" office:value="111.379434">
                <text:p>111.379434</text:p>
              </table:table-cell>
              <table:table-cell office:value-type="float" office:value="111.084237">
                <text:p>111.084237</text:p>
              </table:table-cell>
              <table:table-cell office:value-type="float" office:value="111.084237">
                <text:p>111.084237</text:p>
              </table:table-cell>
              <table:table-cell office:value-type="float" office:value="111.084237">
                <text:p>111.084237</text:p>
              </table:table-cell>
              <table:table-cell office:value-type="float" office:value="111.084237">
                <text:p>111.084237</text:p>
              </table:table-cell>
              <table:table-cell office:value-type="float" office:value="104.374036">
                <text:p>104.374036</text:p>
              </table:table-cell>
              <table:table-cell office:value-type="float" office:value="104.374036">
                <text:p>104.374036</text:p>
              </table:table-cell>
              <table:table-cell office:value-type="float" office:value="104.374036">
                <text:p>104.374036</text:p>
              </table:table-cell>
              <table:table-cell office:value-type="float" office:value="104.374036">
                <text:p>104.374036</text:p>
              </table:table-cell>
              <table:table-cell office:value-type="float" office:value="92.01321">
                <text:p>92.01321</text:p>
              </table:table-cell>
              <table:table-cell office:value-type="float" office:value="92.01321">
                <text:p>92.01321</text:p>
              </table:table-cell>
              <table:table-cell office:value-type="float" office:value="92.01321">
                <text:p>92.01321</text:p>
              </table:table-cell>
              <table:table-cell office:value-type="float" office:value="87.697707">
                <text:p>87.697707</text:p>
              </table:table-cell>
              <table:table-cell office:value-type="float" office:value="87.697707">
                <text:p>87.697707</text:p>
              </table:table-cell>
              <table:table-cell office:value-type="float" office:value="87.697707">
                <text:p>87.697707</text:p>
              </table:table-cell>
              <table:table-cell office:value-type="float" office:value="87.697707">
                <text:p>87.697707</text:p>
              </table:table-cell>
              <table:table-cell office:value-type="float" office:value="86.778592">
                <text:p>86.778592</text:p>
              </table:table-cell>
              <table:table-cell office:value-type="float" office:value="86.778592">
                <text:p>86.778592</text:p>
              </table:table-cell>
              <table:table-cell office:value-type="float" office:value="86.778592">
                <text:p>86.778592</text:p>
              </table:table-cell>
              <table:table-cell office:value-type="float" office:value="86.634506">
                <text:p>86.634506</text:p>
              </table:table-cell>
              <table:table-cell office:value-type="float" office:value="86.634506">
                <text:p>86.634506</text:p>
              </table:table-cell>
              <table:table-cell office:value-type="float" office:value="86.634506">
                <text:p>86.634506</text:p>
              </table:table-cell>
              <table:table-cell office:value-type="float" office:value="85.782263">
                <text:p>85.782263</text:p>
              </table:table-cell>
              <table:table-cell office:value-type="float" office:value="85.782263">
                <text:p>85.782263</text:p>
              </table:table-cell>
              <table:table-cell office:value-type="float" office:value="85.782263">
                <text:p>85.782263</text:p>
              </table:table-cell>
              <table:table-cell office:value-type="float" office:value="77.400682">
                <text:p>77.400682</text:p>
              </table:table-cell>
              <table:table-cell office:value-type="float" office:value="77.400682">
                <text:p>77.400682</text:p>
              </table:table-cell>
              <table:table-cell office:value-type="float" office:value="77.400682">
                <text:p>77.400682</text:p>
              </table:table-cell>
              <table:table-cell office:value-type="float" office:value="75.790301">
                <text:p>75.790301</text:p>
              </table:table-cell>
              <table:table-cell office:value-type="float" office:value="75.790301">
                <text:p>75.790301</text:p>
              </table:table-cell>
              <table:table-cell office:value-type="float" office:value="75.790301">
                <text:p>75.790301</text:p>
              </table:table-cell>
              <table:table-cell office:value-type="float" office:value="71.719019">
                <text:p>71.719019</text:p>
              </table:table-cell>
              <table:table-cell office:value-type="float" office:value="71.719019">
                <text:p>71.719019</text:p>
              </table:table-cell>
              <table:table-cell office:value-type="float" office:value="69.215074">
                <text:p>69.215074</text:p>
              </table:table-cell>
              <table:table-cell office:value-type="float" office:value="69.215074">
                <text:p>69.215074</text:p>
              </table:table-cell>
              <table:table-cell office:value-type="float" office:value="69.215074">
                <text:p>69.215074</text:p>
              </table:table-cell>
              <table:table-cell office:value-type="float" office:value="64.228157">
                <text:p>64.228157</text:p>
              </table:table-cell>
              <table:table-cell office:value-type="float" office:value="64.228157">
                <text:p>64.228157</text:p>
              </table:table-cell>
              <table:table-cell office:value-type="float" office:value="63.962436">
                <text:p>63.962436</text:p>
              </table:table-cell>
              <table:table-cell office:value-type="float" office:value="63.962436">
                <text:p>63.962436</text:p>
              </table:table-cell>
              <table:table-cell office:value-type="float" office:value="63.962436">
                <text:p>63.962436</text:p>
              </table:table-cell>
              <table:table-cell office:value-type="float" office:value="61.876999">
                <text:p>61.876999</text:p>
              </table:table-cell>
              <table:table-cell office:value-type="float" office:value="61.876999">
                <text:p>61.876999</text:p>
              </table:table-cell>
              <table:table-cell office:value-type="float" office:value="53.841443">
                <text:p>53.841443</text:p>
              </table:table-cell>
              <table:table-cell office:value-type="float" office:value="53.841443">
                <text:p>53.841443</text:p>
              </table:table-cell>
              <table:table-cell office:value-type="float" office:value="53.235364">
                <text:p>53.235364</text:p>
              </table:table-cell>
              <table:table-cell office:value-type="float" office:value="53.235364">
                <text:p>53.235364</text:p>
              </table:table-cell>
              <table:table-cell office:value-type="float" office:value="52.759364">
                <text:p>52.759364</text:p>
              </table:table-cell>
              <table:table-cell office:value-type="float" office:value="52.759364">
                <text:p>52.759364</text:p>
              </table:table-cell>
              <table:table-cell office:value-type="float" office:value="47.285692">
                <text:p>47.285692</text:p>
              </table:table-cell>
              <table:table-cell office:value-type="float" office:value="47.285692">
                <text:p>47.285692</text:p>
              </table:table-cell>
              <table:table-cell office:value-type="float" office:value="46.911972">
                <text:p>46.9119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